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2000000500001F410000251DB2D5AB57.svm" manifest:media-type=""/>
  <manifest:file-entry manifest:full-path="Pictures/10000000000000320000002E4344D1E3.png" manifest:media-type="image/png"/>
  <manifest:file-entry manifest:full-path="Pictures/2000000200004B8900005C3031C32761.svm" manifest:media-type=""/>
  <manifest:file-entry manifest:full-path="Pictures/10000000000000320000001BAF57816D.png" manifest:media-type="image/png"/>
  <manifest:file-entry manifest:full-path="Pictures/1000000000000032000000321ADBD5A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solid" svg:stroke-width="0.017cm" svg:stroke-color="#ffffff" draw:fill="none" fo:padding-top="0.008cm" fo:padding-bottom="0.008cm" fo:padding-left="0.008cm" fo:padding-right="0.008cm"/>
    </style:style>
    <style:style style:name="gr2" style:family="graphic" style:parent-style-name="standard">
      <style:graphic-properties draw:stroke="solid" svg:stroke-width="0.017cm" svg:stroke-color="#000000" draw:fill="none" fo:padding-top="0.008cm" fo:padding-bottom="0.008cm" fo:padding-left="0.008cm" fo:padding-right="0.008cm"/>
    </style:style>
    <style:style style:name="gr3" style:family="graphic" style:parent-style-name="standard">
      <style:graphic-properties draw:stroke="solid" svg:stroke-width="0.017cm" svg:stroke-color="#0000ff" draw:fill="none" fo:padding-top="0.008cm" fo:padding-bottom="0.008cm" fo:padding-left="0.008cm" fo:padding-right="0.008cm"/>
    </style:style>
    <style:style style:name="gr4" style:family="graphic" style:parent-style-name="standard">
      <style:graphic-properties draw:stroke="none" draw:fill="none" draw:textarea-horizontal-align="left" draw:textarea-vertical-align="top" draw:auto-grow-height="true" draw:auto-grow-width="true" fo:min-height="1.74cm" fo:min-width="0.629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1.741cm" fo:min-width="0.629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1.741cm" fo:min-width="1.255cm" fo:padding-top="0cm" fo:padding-bottom="0cm" fo:padding-left="0cm" fo:padding-right="0cm"/>
    </style:style>
    <style:style style:name="gr7" style:family="graphic" style:parent-style-name="standard">
      <style:graphic-properties draw:stroke="solid" svg:stroke-width="0.017cm" svg:stroke-color="#ff0000" draw:fill="none" fo:padding-top="0.008cm" fo:padding-bottom="0.008cm" fo:padding-left="0.008cm" fo:padding-right="0.008cm"/>
    </style:style>
    <style:style style:name="gr8"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054cm, 0cm, 0.2cm, 0cm)" style:mirror="none"/>
    </style:style>
    <style:style style:name="gr9" style:family="graphic" style:parent-style-name="standard">
      <style:graphic-properties svg:stroke-width="0.04cm" svg:stroke-color="#000000" draw:marker-start="Arrow" draw:marker-start-width="0.42cm" draw:marker-end="Arrow" draw:marker-end-width="0.42cm" draw:textarea-horizontal-align="center" draw:textarea-vertical-align="middle" fo:padding-top="0.02cm" fo:padding-bottom="0.02cm" fo:padding-left="0.02cm" fo:padding-right="0.02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svg:stroke-width="0.035cm" draw:stroke-linejoin="miter" draw:fill="solid" draw:fill-color="#ffffff"/>
    </style:style>
    <style:style style:name="gr12" style:family="graphic" style:parent-style-name="standard">
      <style:graphic-properties draw:stroke="none" svg:stroke-width="0.035cm" draw:stroke-linejoin="miter" draw:fill="solid" draw:fill-color="#000000"/>
    </style:style>
    <style:style style:name="gr1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cm, 0cm, 0cm, 0.261cm)" style:mirror="none"/>
    </style:style>
    <style:style style:name="gr14"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fo:clip="rect(0cm, 0cm, 0cm, 0.298cm)"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1.346cm" fo:min-width="0cm"/>
    </style:style>
    <style:style style:name="gr16" style:family="graphic" style:parent-style-name="objectwithoutfill">
      <style:graphic-properties svg:stroke-width="0.05cm" svg:stroke-color="#ffffff" draw:marker-start-width="0.275cm" draw:marker-end-width="0.275cm" draw:fill="none" draw:textarea-horizontal-align="center" draw:textarea-vertical-align="middle" fo:padding-top="0.025cm" fo:padding-bottom="0.025cm" fo:padding-left="0.025cm" fo:padding-right="0.025cm"/>
    </style:style>
    <style:style style:name="gr17" style:family="graphic" style:parent-style-name="standard">
      <style:graphic-properties svg:stroke-width="0.05cm" svg:stroke-color="#ffffff" draw:marker-start="Arrow" draw:marker-start-width="0.375cm" draw:marker-end="Arrow" draw:marker-end-width="0.375cm" draw:textarea-horizontal-align="center" draw:textarea-vertical-align="middle" fo:padding-top="0.025cm" fo:padding-bottom="0.025cm" fo:padding-left="0.025cm" fo:padding-right="0.025cm"/>
    </style:style>
    <style:style style:name="gr18" style:family="graphic" style:parent-style-name="standard">
      <style:graphic-properties draw:stroke="none" svg:stroke-color="#000000" draw:fill="none" draw:fill-color="#ffffff" draw:textarea-horizontal-align="left" draw:auto-grow-height="true" draw:auto-grow-width="true" fo:min-height="1.513cm" fo:min-width="0cm"/>
    </style:style>
    <style:style style:name="gr1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8.499cm, 0cm, 1.263cm, 0cm)" draw:image-opacity="100%" style:mirror="none"/>
    </style:style>
    <style:style style:name="P1" style:family="paragraph">
      <style:paragraph-properties fo:text-align="start" style:writing-mode="lr-tb"/>
    </style:style>
    <style:style style:name="P2" style:family="paragraph">
      <style:paragraph-properties fo:text-align="start" style:writing-mode="lr-tb"/>
      <style:text-properties fo:font-size="32pt" style:font-size-asian="24pt" style:font-size-complex="24pt"/>
    </style:style>
    <style:style style:name="P3" style:family="paragraph">
      <style:paragraph-properties fo:text-align="center"/>
    </style:style>
    <style:style style:name="P4" style:family="paragraph">
      <style:text-properties fo:font-size="36pt" style:font-size-asian="36pt" style:font-size-complex="36pt"/>
    </style:style>
    <style:style style:name="P5" style:family="paragraph">
      <style:text-properties fo:color="#0000ff" style:font-name="Arial" fo:font-size="36pt" style:font-size-asian="36pt" style:font-size-complex="36pt"/>
    </style:style>
    <style:style style:name="P6" style:family="paragraph">
      <style:text-properties style:font-name="Arial" fo:font-size="36pt" style:font-size-asian="36pt" style:font-size-complex="36pt"/>
    </style:style>
    <style:style style:name="P7" style:family="paragraph">
      <style:text-properties fo:color="#ffffff" fo:font-size="36pt" style:font-size-asian="36pt" style:font-size-complex="36pt"/>
    </style:style>
    <style:style style:name="P8" style:family="paragraph">
      <style:text-properties fo:color="#000000" style:font-name="Arial" fo:font-size="36pt" style:font-size-asian="36pt" style:font-size-complex="36pt"/>
    </style:style>
    <style:style style:name="T1" style:family="text">
      <style:text-properties fo:color="#000000" style:font-name="Helvetica1" fo:font-size="32pt" style:font-size-asian="24pt" style:font-name-complex="Helvetica1" style:font-size-complex="24pt"/>
    </style:style>
    <style:style style:name="T2" style:family="text">
      <style:text-properties fo:font-size="36pt" style:font-size-asian="36pt" style:font-size-complex="36pt"/>
    </style:style>
    <style:style style:name="T3" style:family="text">
      <style:text-properties fo:color="#0000ff" style:font-name="Arial" fo:font-size="36pt" style:font-size-asian="36pt" style:font-size-complex="36pt"/>
    </style:style>
    <style:style style:name="T4" style:family="text">
      <style:text-properties style:font-name="Arial" fo:font-size="36pt" style:font-size-asian="36pt" style:font-size-complex="36pt"/>
    </style:style>
    <style:style style:name="T5" style:family="text">
      <style:text-properties fo:color="#ffffff" fo:font-size="36pt" style:font-size-asian="36pt" style:font-size-complex="36pt"/>
    </style:style>
    <style:style style:name="T6" style:family="text">
      <style:text-properties fo:color="#000000" style:font-name="Arial"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layer="layout" svg:width="33.658cm" svg:height="8.479cm" svg:x="2.783cm" svg:y="1.423cm" svg:viewBox="0 0 33659 8480" draw:points="0,8480 0,0 33659,0 33659,8480">
          <text:p/>
        </draw:polygon>
        <draw:line draw:style-name="gr2" draw:layer="layout" svg:x1="2.783cm" svg:y1="9.902cm" svg:x2="36.441cm" svg:y2="9.902cm">
          <text:p/>
        </draw:line>
        <draw:line draw:style-name="gr2" draw:layer="layout" svg:x1="2.783cm" svg:y1="1.423cm" svg:x2="36.441cm" svg:y2="1.423cm">
          <text:p/>
        </draw:line>
        <draw:line draw:style-name="gr2" draw:layer="layout" svg:x1="2.783cm" svg:y1="9.902cm" svg:x2="2.783cm" svg:y2="1.423cm">
          <text:p/>
        </draw:line>
        <draw:line draw:style-name="gr2" draw:layer="layout" svg:x1="36.441cm" svg:y1="9.902cm" svg:x2="36.441cm" svg:y2="1.423cm">
          <text:p/>
        </draw:line>
        <draw:line draw:style-name="gr2" draw:layer="layout" svg:x1="2.783cm" svg:y1="9.902cm" svg:x2="36.441cm" svg:y2="9.902cm">
          <text:p/>
        </draw:line>
        <draw:line draw:style-name="gr2" draw:layer="layout" svg:x1="2.783cm" svg:y1="9.902cm" svg:x2="2.783cm" svg:y2="1.423cm">
          <text:p/>
        </draw:line>
        <draw:line draw:style-name="gr2" draw:layer="layout" svg:x1="2.783cm" svg:y1="9.588cm" svg:x2="2.783cm" svg:y2="9.225cm">
          <text:p/>
        </draw:line>
        <draw:line draw:style-name="gr2" draw:layer="layout" svg:x1="2.783cm" svg:y1="1.423cm" svg:x2="2.783cm" svg:y2="1.782cm">
          <text:p/>
        </draw:line>
        <draw:line draw:style-name="gr2" draw:layer="layout" svg:x1="6.149cm" svg:y1="9.902cm" svg:x2="6.149cm" svg:y2="9.539cm">
          <text:p/>
        </draw:line>
        <draw:line draw:style-name="gr2" draw:layer="layout" svg:x1="6.149cm" svg:y1="1.423cm" svg:x2="6.149cm" svg:y2="1.782cm">
          <text:p/>
        </draw:line>
        <draw:line draw:style-name="gr2" draw:layer="layout" svg:x1="9.515cm" svg:y1="9.902cm" svg:x2="9.515cm" svg:y2="9.539cm">
          <text:p/>
        </draw:line>
        <draw:line draw:style-name="gr2" draw:layer="layout" svg:x1="9.515cm" svg:y1="1.423cm" svg:x2="9.515cm" svg:y2="1.782cm">
          <text:p/>
        </draw:line>
        <draw:line draw:style-name="gr2" draw:layer="layout" svg:x1="12.884cm" svg:y1="9.902cm" svg:x2="12.884cm" svg:y2="9.539cm">
          <text:p/>
        </draw:line>
        <draw:line draw:style-name="gr2" draw:layer="layout" svg:x1="12.884cm" svg:y1="1.423cm" svg:x2="12.884cm" svg:y2="1.782cm">
          <text:p/>
        </draw:line>
        <draw:line draw:style-name="gr2" draw:layer="layout" svg:x1="16.25cm" svg:y1="9.902cm" svg:x2="16.25cm" svg:y2="9.539cm">
          <text:p/>
        </draw:line>
        <draw:line draw:style-name="gr2" draw:layer="layout" svg:x1="16.25cm" svg:y1="1.423cm" svg:x2="16.25cm" svg:y2="1.782cm">
          <text:p/>
        </draw:line>
        <draw:line draw:style-name="gr2" draw:layer="layout" svg:x1="19.617cm" svg:y1="9.902cm" svg:x2="19.617cm" svg:y2="9.539cm">
          <text:p/>
        </draw:line>
        <draw:line draw:style-name="gr2" draw:layer="layout" svg:x1="19.617cm" svg:y1="1.423cm" svg:x2="19.617cm" svg:y2="1.782cm">
          <text:p/>
        </draw:line>
        <draw:line draw:style-name="gr2" draw:layer="layout" svg:x1="22.986cm" svg:y1="9.902cm" svg:x2="22.986cm" svg:y2="9.539cm">
          <text:p/>
        </draw:line>
        <draw:line draw:style-name="gr2" draw:layer="layout" svg:x1="22.986cm" svg:y1="1.423cm" svg:x2="22.986cm" svg:y2="1.782cm">
          <text:p/>
        </draw:line>
        <draw:line draw:style-name="gr2" draw:layer="layout" svg:x1="26.352cm" svg:y1="9.902cm" svg:x2="26.352cm" svg:y2="9.539cm">
          <text:p/>
        </draw:line>
        <draw:line draw:style-name="gr2" draw:layer="layout" svg:x1="26.352cm" svg:y1="1.423cm" svg:x2="26.352cm" svg:y2="1.782cm">
          <text:p/>
        </draw:line>
        <draw:line draw:style-name="gr2" draw:layer="layout" svg:x1="29.718cm" svg:y1="9.902cm" svg:x2="29.718cm" svg:y2="9.539cm">
          <text:p/>
        </draw:line>
        <draw:line draw:style-name="gr2" draw:layer="layout" svg:x1="29.718cm" svg:y1="1.423cm" svg:x2="29.718cm" svg:y2="1.782cm">
          <text:p/>
        </draw:line>
        <draw:line draw:style-name="gr2" draw:layer="layout" svg:x1="33.087cm" svg:y1="9.902cm" svg:x2="33.087cm" svg:y2="9.539cm">
          <text:p/>
        </draw:line>
        <draw:line draw:style-name="gr2" draw:layer="layout" svg:x1="33.087cm" svg:y1="1.423cm" svg:x2="33.087cm" svg:y2="1.782cm">
          <text:p/>
        </draw:line>
        <draw:line draw:style-name="gr2" draw:layer="layout" svg:x1="2.783cm" svg:y1="9.902cm" svg:x2="3.118cm" svg:y2="9.902cm">
          <text:p/>
        </draw:line>
        <draw:line draw:style-name="gr2" draw:layer="layout" svg:x1="36.441cm" svg:y1="9.902cm" svg:x2="36.103cm" svg:y2="9.902cm">
          <text:p/>
        </draw:line>
        <draw:line draw:style-name="gr2" draw:layer="layout" svg:x1="2.783cm" svg:y1="7.779cm" svg:x2="3.118cm" svg:y2="7.779cm">
          <text:p/>
        </draw:line>
        <draw:line draw:style-name="gr2" draw:layer="layout" svg:x1="36.441cm" svg:y1="7.779cm" svg:x2="36.103cm" svg:y2="7.779cm">
          <text:p/>
        </draw:line>
        <draw:line draw:style-name="gr2" draw:layer="layout" svg:x1="2.783cm" svg:y1="5.661cm" svg:x2="3.118cm" svg:y2="5.661cm">
          <text:p/>
        </draw:line>
        <draw:line draw:style-name="gr2" draw:layer="layout" svg:x1="36.441cm" svg:y1="5.661cm" svg:x2="36.103cm" svg:y2="5.661cm">
          <text:p/>
        </draw:line>
        <draw:line draw:style-name="gr2" draw:layer="layout" svg:x1="2.783cm" svg:y1="3.541cm" svg:x2="3.118cm" svg:y2="3.541cm">
          <text:p/>
        </draw:line>
        <draw:line draw:style-name="gr2" draw:layer="layout" svg:x1="36.441cm" svg:y1="3.541cm" svg:x2="36.103cm" svg:y2="3.541cm">
          <text:p/>
        </draw:line>
        <draw:line draw:style-name="gr2" draw:layer="layout" svg:x1="2.783cm" svg:y1="1.423cm" svg:x2="3.118cm" svg:y2="1.423cm">
          <text:p/>
        </draw:line>
        <draw:line draw:style-name="gr2" draw:layer="layout" svg:x1="36.441cm" svg:y1="1.423cm" svg:x2="36.103cm" svg:y2="1.423cm">
          <text:p/>
        </draw:line>
        <draw:line draw:style-name="gr2" draw:layer="layout" svg:x1="2.783cm" svg:y1="9.902cm" svg:x2="36.441cm" svg:y2="9.902cm">
          <text:p/>
        </draw:line>
        <draw:line draw:style-name="gr2" draw:layer="layout" svg:x1="2.783cm" svg:y1="1.423cm" svg:x2="36.441cm" svg:y2="1.423cm">
          <text:p/>
        </draw:line>
        <draw:line draw:style-name="gr2" draw:layer="layout" svg:x1="2.783cm" svg:y1="9.902cm" svg:x2="2.783cm" svg:y2="1.423cm">
          <text:p/>
        </draw:line>
        <draw:line draw:style-name="gr2" draw:layer="layout" svg:x1="36.441cm" svg:y1="9.902cm" svg:x2="36.441cm" svg:y2="1.423cm">
          <text:p/>
        </draw:line>
        <draw:polyline draw:style-name="gr3" draw:layer="layout" svg:width="4.027cm" svg:height="5.505cm" svg:x="32.414cm" svg:y="2.756cm" svg:viewBox="0 0 4028 5506" draw:points="0,2341 11,1953 26,1865 38,2161 53,2688 67,3429 79,3731 94,3905 105,3631 120,3198 132,2826 147,2741 161,2792 173,2874 188,3016 200,2874 214,2625 229,2379 241,2208 255,2433 267,3063 282,3631 294,3791 308,3400 323,2688 335,1644 349,1202 361,1553 376,2410 391,3959 402,4885 417,5123 429,4866 444,3829 455,2549 470,1238 485,348 496,0 511,574 523,1846 538,3510 549,4958 564,5506 579,5292 591,4346 605,3375 617,2625 632,1872 646,1443 658,1060 673,1332 685,1903 699,2987 711,4129 726,4668 740,4650 752,3912 767,3034 779,2145 793,1565 808,1739 820,2360 835,3120 846,3546 861,3379 873,2836 887,2401 902,2272 914,2600 929,3003 940,3466 955,3634 970,3026 981,2398 996,2224 1008,2395 1023,3003 1034,3382 1049,3341 1064,2877 1076,2641 1090,2826 1102,3315 1117,3876 1129,3691 1143,2889 1158,1815 1170,1074 1184,1395 1196,2193 1211,3454 1226,4141 1237,4012 1252,3533 1264,2959 1278,2621 1290,2722 1305,3070 1320,3372 1331,3395 1346,3133 1358,2782 1373,2184 1387,2137 1399,2184 1414,2356 1425,2691 1440,3208 1452,3271 1467,3523 1481,3599 1493,3255 1508,2918 1519,2511 1534,1953 1549,2193 1561,2631 1575,2811 1587,3154 1602,3543 1614,3700 1628,3406 1643,3268 1655,2871 1669,2502 1681,2218 1696,2429 1708,3003 1722,3606 1737,3918 1749,3590 1764,2335 1775,1329 1790,1050 1805,1726 1816,3086 1831,4312 1843,4962 1858,4476 1869,3700 1884,2625 1899,2064 1911,1720 1925,1742 1937,1960 1952,2467 1966,3237 1978,3845 1993,4284 2005,4133 2019,3577 2031,2669 2046,2054 2060,1672 2072,2124 2087,2691 2099,3284 2113,3546 2128,3590 2140,3359 2154,2937 2166,2483 2181,2244 2193,2148 2207,2805 2222,3539 2234,4091 2249,3886 2260,3195 2275,2120 2287,1600 2301,1638 2316,2416 2328,3183 2343,3704 2354,3788 2369,3611 2384,3731 2396,3539 2410,3391 2422,2805 2437,2010 2448,1342 2463,1247 2478,1950 2490,2925 2504,3694 2516,4211 2531,4084 2546,3731 2557,3104 2572,2564 2584,2353 2598,2486 2610,2792 2625,3350 2640,3240 2651,2533 2666,1985 2678,1698 2692,2111 2707,3218 2719,4466 2734,4873 2745,3939 2760,2537 2772,1351 2787,1345 2801,2335 2813,3587 2828,4173 2839,3634 2854,2792 2866,1976 2881,1818 2895,2202 2907,3151 2922,3779 2934,4138 2948,4060 2963,3640 2975,2767 2989,1843 3001,1622 3016,1969 3028,2877 3042,3596 3057,3952 3069,3556 3083,2845 3095,2306 3110,2086 3125,2272 3136,2517 3151,2681 3163,2754 3178,3013 3189,3448 3204,3767 3219,4091 3230,3451 3245,2956 3257,2205 3272,2036 3286,2070 3298,2653 3313,3224 3325,3315 3339,3246 3351,2927 3366,2413 3380,2379 3392,2691 3407,2930 3419,3091 3433,3083 3445,3265 3460,3338 3474,3192 3486,3158 3501,2829 3513,2691 3527,2341 3542,2348 3554,2660 3569,3192 3580,3322 3595,3385 3607,3026 3622,2678 3637,2678 3649,2782 3664,3136 3675,3318 3690,2937 3705,2741 3717,2553 3731,2717 3743,3050 3758,3098 3769,3114 3784,2902 3799,2886 3811,2975 3825,3302 3837,3060 3852,2597 3866,2004 3878,2080 3893,2613 3905,3312 3919,3801 3931,3675 3946,2956 3961,2449 3972,2562 3987,3037 3999,3611 4013,3687 4028,3195">
          <text:p/>
        </draw:polyline>
        <draw:polyline draw:style-name="gr3" draw:layer="layout" svg:width="4.028cm" svg:height="3.935cm" svg:x="28.386cm" svg:y="3.678cm" svg:viewBox="0 0 4029 3936" draw:points="0,2128 12,1588 27,1500 41,1980 53,2194 68,2172 79,1762 94,1409 106,1384 121,1387 135,1879 147,2068 162,2531 174,2752 188,2708 203,2507 215,2103 229,1658 241,1756 256,2081 268,2053 282,1782 297,1409 309,1185 323,1488 335,2182 350,2819 365,2942 376,2191 391,1198 403,634 418,795 429,1838 444,2910 459,3200 470,3165 485,2330 497,1586 512,1484 523,1580 538,1765 553,2002 565,2084 579,2154 591,2172 606,2131 620,2005 632,1879 647,1652 659,1453 673,1318 685,1538 700,1930 714,2434 726,2386 741,2516 753,2519 767,2419 782,2346 794,1949 809,1621 820,1369 835,1265 847,1369 861,1741 876,2292 888,2604 903,2746 914,2601 929,2349 944,1939 956,1611 970,1440 982,1437 997,1548 1008,1725 1023,1876 1038,1879 1050,2248 1064,2897 1076,3248 1091,3055 1103,1961 1117,798 1132,0 1144,242 1158,1476 1170,2976 1185,3936 1200,3867 1211,2844 1226,1645 1238,1063 1252,696 1264,993 1279,1217 1294,1466 1305,1892 1320,2661 1332,3444 1347,3574 1361,2847 1373,1681 1388,879 1399,637 1414,863 1426,1608 1441,2362 1455,2832 1467,3043 1482,2658 1494,1993 1508,1504 1523,1409 1535,1999 1549,2554 1561,2885 1576,2298 1588,1551 1602,634 1617,337 1629,863 1643,1762 1655,3020 1670,3746 1682,3608 1696,3040 1711,2226 1723,1466 1738,1223 1749,1182 1764,1318 1779,1198 1790,1309 1805,1403 1817,2002 1832,2633 1843,3080 1858,3254 1873,2689 1884,2112 1899,1564 1911,1529 1926,1863 1940,1933 1952,1677 1967,1450 1979,1479 1993,1936 2005,2627 2020,3027 2034,2630 2046,1853 2061,1115 2073,984 2087,1551 2102,2368 2114,2806 2129,2718 2140,2050 2155,1617 2167,1273 2181,1533 2196,1775 2208,2157 2223,2229 2234,2557 2249,2289 2261,2289 2276,1967 2290,1479 2302,1188 2317,1302 2328,1466 2343,2201 2358,2718 2370,3103 2384,3115 2396,2859 2411,2094 2422,1517 2437,1110 2452,1003 2464,1245 2478,1460 2490,1744 2505,2131 2519,2169 2531,2368 2546,2443 2558,2242 2572,1898 2584,1712 2599,1797 2614,2286 2625,2832 2640,2510 2652,1967 2666,1336 2681,930 2693,1429 2708,2390 2719,2838 2734,2743 2746,2204 2761,1482 2775,1100 2787,1390 2802,2258 2813,2563 2828,3024 2840,2731 2855,2286 2869,1396 2881,785 2896,419 2908,920 2922,2090 2937,3030 2949,3309 2963,3165 2975,2526 2990,1605 3002,990 3016,1172 3031,1614 3043,2437 3057,3210 3069,3216 3084,3004 3099,1907 3110,574 3125,110 3137,618 3152,1440 3163,2731 3178,3564 3193,3403 3204,2440 3219,1179 3231,725 3246,1040 3260,1879 3272,2916 3287,3403 3299,3106 3313,2201 3325,1406 3340,961 3354,1015 3366,1429 3381,2150 3393,2500 3407,2775 3419,2406 3434,1917 3448,1097 3460,1113 3475,1201 3487,1942 3501,2336 3516,2825 3528,2715 3543,2128 3554,1892 3569,2034 3581,1920 3595,1983 3611,1986 3623,1970 3638,2122 3649,1904 3664,1352 3679,1078 3691,1037 3705,1425 3717,2531 3732,3577 3743,3475 3758,2859 3773,1920 3785,1148 3799,1119 3811,1369 3826,1848 3840,1904 3852,1782 3867,1999 3879,2131 3893,2503 3905,2478 3920,2326 3935,1800 3946,1608 3961,1813 3973,2011 3987,2560 3999,2635 4014,2030 4029,1419">
          <text:p/>
        </draw:polyline>
        <draw:polyline draw:style-name="gr3" draw:layer="layout" svg:width="4.027cm" svg:height="4.071cm" svg:x="24.359cm" svg:y="3.699cm" svg:viewBox="0 0 4028 4072" draw:points="0,2617 14,1760 26,1208 41,1069 52,1372 67,2090 79,2438 94,2327 108,1794 120,1356 135,1458 146,1713 161,2347 176,2662 188,3028 202,2981 214,2911 229,2586 241,1958 255,1076 270,354 282,0 296,467 308,1391 323,2545 335,3707 349,3839 364,3381 376,2508 391,1621 402,1217 417,1309 432,1627 443,1879 458,1583 470,1170 485,1063 496,1508 511,2508 526,3530 538,3933 552,3387 564,2472 579,1000 593,556 605,609 620,1438 632,2043 646,2371 658,2293 673,2233 687,2217 699,2053 714,1918 726,1807 740,1725 755,1671 767,1817 781,1990 793,1939 808,2485 820,2391 834,2352 849,1918 861,1750 876,1372 887,1347 902,1461 914,1706 929,1848 943,2043 955,2037 970,2113 981,2220 996,2646 1011,2700 1023,2589 1037,2384 1049,1861 1064,1375 1076,1148 1090,1274 1105,1372 1117,1710 1131,1905 1143,1829 1158,1747 1173,1706 1184,1915 1199,2419 1211,2854 1225,3096 1237,3103 1252,2504 1267,1871 1278,1186 1293,505 1305,419 1319,934 1334,1760 1346,2716 1361,3558 1372,3233 1387,2734 1399,1939 1414,741 1428,247 1440,360 1455,1546 1466,2794 1481,3835 1493,4072 1508,3492 1522,2469 1534,1290 1549,644 1561,552 1575,366 1590,788 1602,1230 1616,2059 1628,2596 1643,2882 1655,2992 1669,2623 1684,2053 1696,1927 1711,1911 1722,2186 1737,2542 1752,2734 1763,2504 1778,1674 1790,1126 1805,788 1816,571 1831,902 1846,1624 1857,2492 1872,3137 1884,3286 1899,3233 1913,2596 1925,1981 1940,1196 1952,1044 1966,1050 1978,1454 1993,1877 2007,2614 2019,2784 2034,2747 2046,2126 2060,1627 2072,1429 2087,1290 2101,1401 2113,1640 2128,1814 2140,2223 2154,2596 2169,3078 2181,2851 2196,2280 2207,1523 2222,1170 2234,1227 2248,1713 2263,2192 2275,2387 2290,2040 2301,1508 2316,1555 2331,1924 2343,2633 2357,3210 2369,2857 2384,2066 2395,1180 2410,335 2425,423 2437,1362 2451,2727 2463,3546 2478,3665 2492,2825 2504,1398 2519,549 2531,262 2545,764 2557,1861 2572,3254 2587,4012 2598,3653 2613,2451 2625,1334 2639,530 2651,492 2666,1107 2681,2053 2692,2703 2707,2927 2719,2425 2734,1838 2748,1416 2760,1154 2775,1602 2786,1931 2801,2563 2813,2652 2828,2671 2842,2419 2854,2106 2869,1549 2881,1300 2895,1145 2910,1123 2922,1250 2936,1814 2948,2438 2963,2687 2975,2895 2989,2492 3004,2194 3016,1864 3030,1775 3042,1877 3057,1858 3072,1511 3083,1318 3098,1309 3110,1817 3125,2570 3136,3033 3151,2908 3166,2308 3177,1154 3192,508 3204,577 3219,1372 3230,2365 3245,3343 3260,3402 3272,3043 3286,2350 3298,1284 3313,767 3327,801 3339,1375 3354,2344 3366,3204 3380,3137 3392,2318 3407,1186 3421,985 3433,1448 3448,2431 3460,2709 3474,2277 3489,1448 3501,940 3516,981 3527,1851 3542,2649 3554,2939 3568,2649 3583,2469 3595,2198 3611,2230 3622,2063 3637,1615 3652,1246 3664,804 3678,811 3690,1117 3705,1858 3716,2721 3731,3069 3746,3254 3758,2977 3772,2435 3784,1630 3799,1422 3813,1312 3825,1381 3840,1669 3852,2135 3866,2529 3878,2709 3893,2510 3908,1986 3919,1300 3934,556 3946,663 3960,1344 3972,2397 3987,3251 4002,3456 4013,2924 4028,2106">
          <text:p/>
        </draw:polyline>
        <draw:polyline draw:style-name="gr3" draw:layer="layout" svg:width="4.028cm" svg:height="4.109cm" svg:x="20.331cm" svg:y="3.655cm" svg:viewBox="0 0 4029 4110" draw:points="0,1606 15,1845 26,2403 41,2094 53,1552 68,928 82,1154 94,2415 109,3785 121,4110 135,3280 150,1785 162,423 176,110 188,559 203,1794 215,2627 229,2791 244,2643 256,2450 270,2479 282,2492 297,2428 309,2248 323,1725 338,1233 350,972 364,1000 376,1201 391,1690 406,2472 417,2986 432,3431 444,3365 459,2895 470,2079 485,1505 500,874 512,855 526,1188 538,1725 553,2009 567,2295 579,2539 594,2381 606,2110 620,1983 632,1822 647,1700 661,1590 673,1687 688,1731 700,1580 714,1763 729,1993 741,2539 756,2999 767,3140 782,2992 794,2387 808,1715 823,1069 835,764 850,1003 861,1457 876,2163 888,2671 902,3169 917,2952 929,2344 944,1606 955,1056 970,1073 985,1529 997,2207 1011,2617 1023,2797 1038,2815 1049,2441 1064,2352 1079,2081 1091,1829 1105,1261 1117,1003 1132,1016 1147,1453 1158,2079 1173,2747 1185,2971 1199,2791 1211,2141 1226,1668 1241,1451 1252,1573 1267,2002 1279,2422 1294,2684 1308,2747 1320,2053 1335,1284 1346,842 1361,889 1373,1409 1388,2230 1402,2869 1414,3080 1429,2576 1440,2134 1455,1848 1467,1492 1482,1442 1496,1526 1508,1659 1523,2157 1535,2428 1549,2804 1564,2614 1576,2290 1590,1962 1602,1599 1617,1845 1629,1659 1643,1633 1658,1469 1670,1331 1684,1549 1696,1835 1711,2466 1726,3163 1737,3194 1752,2602 1764,1845 1779,1214 1790,1053 1805,1469 1820,2201 1831,2583 1846,2227 1858,2027 1873,1731 1887,1476 1899,1419 1914,2116 1926,2583 1940,3018 1952,3025 1967,2545 1981,1637 1993,719 2008,520 2020,1022 2034,1936 2046,2942 2061,3046 2075,2536 2087,2022 2102,1539 2114,1778 2128,2034 2143,2258 2155,1955 2170,1570 2181,1614 2196,1798 2208,2176 2222,2396 2237,2081 2249,1990 2264,1627 2275,1801 2290,2079 2305,2479 2317,2579 2331,2290 2343,1936 2358,1684 2369,1690 2384,1858 2399,1911 2411,2154 2425,1977 2437,1993 2452,1864 2466,1775 2478,1829 2493,2179 2505,2321 2519,2396 2531,2500 2546,2327 2561,2097 2572,1791 2587,1438 2599,868 2613,925 2625,1403 2640,2267 2655,3163 2666,3896 2681,3684 2693,2989 2708,1962 2722,678 2734,198 2749,460 2760,1069 2775,2170 2787,2989 2802,3106 2816,2664 2828,2280 2843,1807 2855,1791 2869,1738 2884,1782 2896,1718 2910,1398 2922,1656 2937,2087 2949,2815 2963,3257 2978,3090 2990,2214 3004,1394 3016,748 3031,596 3046,1265 3057,1721 3072,2607 3084,2929 3099,2784 3110,2589 3125,2150 3140,1630 3151,1385 3166,1533 3178,1798 3193,2295 3204,2656 3219,2334 3234,1677 3246,949 3260,688 3272,1435 3287,2898 3301,3858 3313,4031 3328,3009 3340,1510 3354,366 3366,353 3381,1435 3395,2492 3407,3122 3422,2656 3434,2090 3448,1851 3463,1772 3475,1775 3490,1713 3501,1498 3516,1290 3528,1453 3542,2002 3557,2781 3569,3200 3584,3254 3595,2399 3610,1659 3626,1221 3638,1091 3652,1362 3664,1734 3679,1858 3690,1854 3705,1838 3720,1633 3732,1889 3746,2394 3758,2968 3773,3134 3785,3131 3799,2633 3814,1886 3826,980 3840,331 3852,0 3867,817 3882,1942 3893,3207 3908,3845 3920,3593 3934,2731 3946,1646 3961,928 3976,936 3987,1728 4002,2583 4014,2952 4029,2661">
          <text:p/>
        </draw:polyline>
        <draw:polyline draw:style-name="gr3" draw:layer="layout" svg:width="4.028cm" svg:height="5.978cm" svg:x="16.303cm" svg:y="2.624cm" svg:viewBox="0 0 4029 5979" draw:points="0,3359 15,3356 27,3208 42,2800 56,2659 68,2886 83,3057 95,3252 109,3229 121,3119 136,2908 150,3012 162,3315 177,3377 189,3457 203,3356 218,3050 230,2933 244,2782 256,2552 271,2533 283,2429 297,2413 312,2911 324,3699 339,4406 350,4299 365,3605 380,2451 391,1584 406,1836 418,2776 433,3750 444,3867 459,3337 474,2400 485,1950 500,2322 512,3085 527,3652 541,3665 553,3233 568,2958 580,3075 594,3860 606,4532 621,3923 635,3214 647,1795 662,1144 674,1305 688,2114 700,3142 715,3823 730,3923 741,3580 756,3138 768,2836 782,2997 797,3514 809,3706 824,3712 835,3327 850,2873 862,2533 877,2243 891,2004 903,2173 918,2413 929,2669 944,3283 959,3958 971,4273 985,4327 997,3842 1012,3192 1023,2492 1038,1836 1053,1442 1065,1786 1079,2495 1091,3504 1106,4359 1120,4460 1132,4185 1147,3125 1159,2555 1173,2283 1185,2665 1200,3148 1215,3346 1226,3119 1241,2467 1253,2429 1267,2548 1279,3226 1294,3785 1309,3883 1320,3454 1335,3116 1347,2864 1362,3065 1376,3296 1388,2792 1403,2596 1414,2221 1429,2051 1441,2170 1456,2930 1470,3523 1482,4166 1497,4267 1509,3850 1523,3192 1538,2537 1550,2192 1564,2429 1576,2849 1591,3343 1603,3343 1617,3057 1632,2873 1644,2908 1658,2946 1670,3075 1685,3182 1700,2940 1711,2779 1726,2753 1738,2662 1753,2908 1764,3003 1779,3410 1794,4135 1805,4630 1820,4424 1832,3542 1847,2095 1858,640 1873,306 1888,1185 1900,2833 1914,4746 1926,5979 1941,5739 1955,4252 1967,2391 1982,1006 1994,1060 2008,1691 2020,2779 2035,3507 2049,3769 2061,3971 2076,4091 2088,4040 2102,3746 2117,3154 2129,2444 2144,1843 2155,1843 2170,2170 2182,2729 2196,3255 2211,3819 2223,3917 2238,4097 2249,3668 2264,3057 2279,2394 2291,2007 2305,1748 2317,2378 2332,3223 2343,3863 2358,4172 2373,3914 2385,3819 2399,3025 2411,2735 2426,2420 2438,2574 2452,2769 2467,2984 2479,3119 2493,2792 2505,2641 2520,2252 2535,2410 2546,2823 2561,3337 2573,3939 2587,4320 2599,4141 2614,3662 2629,3283 2640,2520 2655,2022 2667,1795 2682,1823 2696,2564 2708,3346 2723,3996 2734,4520 2749,4018 2761,3252 2776,2378 2790,2082 2802,2381 2817,3006 2829,3602 2843,3598 2858,3069 2870,2378 2884,1864 2896,2101 2911,2798 2923,4059 2937,5081 2952,5682 2964,4595 2978,2849 2990,782 3005,0 3017,470 3031,2272 3046,3907 3058,4936 3073,4731 3084,4267 3099,3296 3114,2833 3125,1978 3140,1587 3152,1906 3167,2893 3178,3896 3193,4403 3208,3816 3220,2533 3234,1591 3246,1994 3261,3104 3275,4387 3287,4674 3302,3892 3314,2649 3328,2048 3340,2212 3355,2826 3369,3498 3381,3473 3396,2836 3408,2391 3422,2394 3437,2527 3449,2785 3464,3161 3475,3491 3490,3538 3502,3702 3516,3574 3531,3406 3543,2902 3558,2542 3569,2369 3584,2000 3599,2309 3611,3226 3626,4219 3638,4809 3653,4526 3664,3239 3679,1934 3694,1201 3706,1817 3720,2800 3732,3482 3747,3715 3758,3457 3773,3423 3788,3634 3800,3684 3814,3381 3826,2950 3841,2129 3856,1849 3867,2161 3882,3223 3894,3823 3908,3709 3920,3094 3935,2678 3950,2517 3961,3000 3976,3466 3988,3523 4003,3119 4017,2634 4029,2637">
          <text:p/>
        </draw:polyline>
        <draw:polyline draw:style-name="gr3" draw:layer="layout" svg:width="4.027cm" svg:height="4.503cm" svg:x="12.276cm" svg:y="3.507cm" svg:viewBox="0 0 4028 4504" draw:points="0,2882 15,3059 29,2680 41,2220 56,1450 67,520 82,375 94,707 109,2069 123,3553 135,4504 150,4109 162,2825 176,1009 191,79 203,322 217,1479 229,2513 244,3090 256,3339 270,2999 285,2596 297,2579 312,2554 323,2264 338,1504 353,867 364,543 379,1132 391,2150 406,3017 417,3368 432,3329 447,2711 459,2113 473,1463 485,1016 500,596 514,659 526,1590 541,3024 553,4174 567,4429 579,4166 594,2724 608,1513 620,792 635,514 647,1012 661,1876 673,2630 688,2721 702,2381 714,1690 729,1362 741,1630 755,2399 770,3228 782,3453 797,2633 808,1822 823,1258 835,936 849,1539 864,2349 876,2999 891,3188 902,3017 917,2336 932,1523 944,1056 958,1372 970,1671 985,2198 996,2640 1011,2752 1026,2901 1038,2724 1052,2349 1064,2131 1079,1690 1094,1457 1105,1318 1120,1564 1132,1804 1146,2245 1158,2633 1173,2479 1188,2406 1199,2229 1214,2191 1226,2620 1240,2523 1252,2282 1267,1542 1282,848 1293,915 1308,1627 1320,3015 1335,4106 1349,4130 1361,3279 1376,1570 1387,511 1402,142 1414,668 1429,1687 1443,2463 1455,3109 1470,3128 1482,2976 1496,2876 1511,2759 1523,2251 1537,2053 1549,1986 1564,1778 1576,1567 1590,1536 1605,1485 1617,1492 1631,1889 1643,2346 1658,2718 1673,2825 1684,2702 1699,2371 1711,2261 1726,2409 1737,2191 1752,1973 1767,1851 1778,1762 1793,1895 1805,2012 1820,2466 1831,2516 1846,2409 1861,2274 1873,2207 1887,2059 1899,1794 1914,1546 1928,1248 1940,1312 1955,1973 1967,2721 1981,3405 1993,3717 2008,3355 2022,2409 2034,1413 2049,751 2061,754 2075,1406 2090,2100 2102,2815 2117,2996 2128,2791 2143,2355 2155,2175 2169,1747 2184,1444 2196,1482 2211,1747 2222,2204 2237,2667 2252,2916 2264,2800 2278,2084 2290,1983 2305,1869 2316,2282 2331,2734 2346,2866 2358,2734 2372,2059 2384,1507 2399,1107 2411,1167 2425,1296 2440,1744 2452,2336 2466,2724 2478,3074 2493,3036 2508,2700 2519,2277 2534,1838 2546,1772 2560,1734 2572,1876 2587,2191 2602,2342 2613,2267 2628,2214 2640,2425 2655,2315 2669,2021 2681,1772 2696,1705 2707,1728 2722,2229 2734,2788 2749,3308 2763,3077 2775,2466 2790,1554 2802,956 2816,675 2831,1352 2843,2536 2857,3418 2869,4140 2884,3724 2896,2542 2910,1100 2925,114 2937,66 2951,848 2963,2604 2978,4077 2990,4403 3004,3730 3019,2238 3031,779 3046,0 3057,590 3072,1942 3087,3292 3098,3560 3113,3308 3125,2352 3140,1750 3151,1372 3166,1497 3181,1908 3193,2147 3207,2315 3219,2702 3234,2919 3248,2844 3260,2667 3275,2043 3287,1504 3301,1148 3313,1435 3328,1952 3342,2627 3354,3040 3369,2731 3381,2084 3395,1261 3410,1151 3422,1712 3437,2604 3448,3368 3463,3522 3475,2945 3489,2063 3504,1442 3516,1248 3531,1359 3542,1605 3557,1911 3569,2113 3584,2242 3598,2620 3610,2882 3626,2759 3637,2245 3652,1813 3667,1233 3679,1047 3693,1343 3705,2529 3720,3285 3732,3386 3746,2963 3761,2009 3773,1520 3787,1425 3799,2009 3814,2945 3829,3285 3840,2715 3855,1416 3867,496 3881,252 3893,728 3908,2106 3923,3566 3934,4203 3949,3752 3961,2768 3975,1674 3990,1208 4002,1252 4017,1873 4028,2475">
          <text:p/>
        </draw:polyline>
        <draw:polyline draw:style-name="gr3" draw:layer="layout" svg:width="4.025cm" svg:height="4.509cm" svg:x="8.251cm" svg:y="3.315cm" svg:viewBox="0 0 4026 4510" draw:points="0,2990 12,3217 27,3589 39,3551 53,2993 65,2350 80,1848 94,1628 106,1202 121,1514 133,1896 147,2375 162,2895 174,3028 188,3113 200,3037 215,2665 227,2394 241,1965 256,1710 268,1357 282,1492 294,1739 309,2324 324,3166 335,3690 350,3854 362,3658 377,2930 388,2108 403,915 418,559 429,849 444,1366 456,2293 471,3025 482,3229 497,3418 512,3488 524,3470 538,3387 550,2605 565,1760 579,720 591,549 606,716 618,1646 632,2631 644,3252 659,3571 674,3463 685,3362 700,2927 712,2368 726,1750 741,1410 753,1313 768,1741 779,2615 794,2974 806,3098 820,2448 835,2176 847,2176 862,2303 873,3129 888,3229 903,2945 915,2287 929,1464 941,1032 956,1180 967,1381 982,1978 997,2877 1009,3730 1023,4444 1035,4270 1050,3106 1062,1495 1076,224 1091,0 1103,1306 1117,2744 1129,4128 1144,4192 1159,3242 1170,2217 1185,1038 1197,918 1211,1293 1223,1978 1238,2615 1253,3286 1264,3309 1279,3377 1291,3021 1306,2394 1320,1924 1332,1679 1347,1578 1358,1690 1373,1685 1385,1659 1400,2132 1414,2633 1426,2971 1441,3223 1453,3088 1467,2753 1482,2340 1494,2324 1508,2596 1520,2656 1535,2324 1547,2132 1561,1747 1576,1937 1588,2072 1602,2407 1614,2038 1629,1685 1641,1962 1655,2532 1670,3447 1682,4239 1697,3920 1708,3009 1723,1612 1738,435 1749,417 1764,925 1776,1741 1791,2583 1802,3277 1817,4011 1832,4148 1844,4125 1858,3327 1870,2167 1885,944 1899,180 1911,543 1926,1646 1938,2914 1952,3658 1964,3595 1979,2921 1993,2135 2005,1729 2020,1861 2032,2227 2046,2797 2061,2841 2073,2883 2088,2545 2099,2643 2114,2126 2126,1971 2140,1555 2155,1448 2167,1429 2182,1908 2193,2740 2208,3520 2220,3951 2235,3226 2249,2028 2261,676 2276,313 2287,975 2302,2542 2317,3847 2329,4453 2343,4159 2355,3290 2370,1994 2382,1085 2396,502 2411,616 2423,1209 2437,2116 2449,3129 2464,3522 2479,3485 2490,2984 2505,2444 2517,2230 2531,2110 2543,2444 2558,2371 2573,2407 2584,2199 2599,2072 2611,2400 2626,2280 2640,2148 2652,2132 2667,2353 2678,2662 2693,2901 2705,2760 2720,2334 2734,1836 2746,1593 2761,1836 2773,2592 2787,2860 2799,2785 2814,2331 2828,1864 2840,1950 2855,2685 2867,3205 2881,3081 2896,2685 2908,1943 2922,1287 2934,1022 2949,1344 2961,1978 2975,2636 2990,3109 3002,3306 3017,2883 3028,2901 3043,2646 3058,2504 3069,2479 3084,2384 3096,2517 3111,2306 3122,1801 3137,1581 3152,1360 3164,1747 3178,2410 3190,3125 3205,3403 3219,3309 3231,2800 3246,2176 3258,1896 3272,1905 3284,2306 3299,2652 3313,2327 3325,1874 3340,1167 3352,1212 3366,1823 3381,2911 3393,4071 3408,4510 3419,4081 3434,2901 3446,1165 3460,99 3475,39 3487,821 3502,2296 3513,3675 3528,4279 3540,3958 3554,2854 3569,1659 3581,1038 3596,965 3608,1848 3623,2773 3638,3390 3650,3485 3664,3081 3676,2422 3691,2110 3703,1669 3717,1836 3732,2004 3744,2126 3758,2306 3770,2199 3785,2451 3800,2605 3811,2693 3826,2776 3838,2656 3852,2280 3864,2091 3879,1940 3894,2000 3905,2179 3920,2485 3932,2539 3947,2501 3961,2135 3973,1965 3988,2148 3999,2558 4014,2860 4026,3075">
          <text:p/>
        </draw:polyline>
        <draw:polyline draw:style-name="gr3" draw:layer="layout" svg:width="4.027cm" svg:height="4.374cm" svg:x="4.224cm" svg:y="3.545cm" svg:viewBox="0 0 4028 4375" draw:points="0,3286 11,2999 26,2277 38,2087 53,2359 67,2293 79,1874 94,1214 106,637 120,496 135,1006 147,2116 161,3033 173,3324 188,3200 200,2727 214,2103 229,1788 241,1606 255,1854 267,1838 282,2046 297,2453 308,2667 323,2817 335,2706 350,1986 361,1302 376,1139 391,1416 402,2085 417,2555 429,2677 444,2321 455,1986 470,1905 485,2227 497,2406 511,2504 523,2475 538,2223 552,1775 564,1451 579,1334 591,1778 605,2327 617,2784 632,3134 646,2825 658,2227 673,1671 685,1674 699,2019 714,2579 726,2589 741,2090 752,1040 767,536 779,1016 793,2113 808,2917 820,3028 835,2860 846,2482 861,2555 876,2851 888,2640 902,2006 914,788 929,76 940,331 955,1734 970,3349 982,4321 996,3831 1008,2608 1023,1637 1035,1025 1049,1350 1064,2069 1076,2435 1090,2409 1102,1918 1117,1391 1132,1372 1143,1933 1158,2630 1170,2768 1184,2690 1196,2167 1211,1668 1226,1460 1237,1573 1252,1871 1264,2059 1279,2293 1293,2727 1305,2989 1320,2870 1331,2459 1346,1845 1358,1302 1373,1189 1387,1757 1399,2592 1414,2948 1426,2857 1440,2198 1455,1290 1467,858 1481,1019 1493,1677 1508,2579 1520,3377 1534,3519 1549,3025 1561,2097 1575,1479 1587,1097 1602,1290 1614,1757 1628,2523 1643,2781 1655,2659 1670,2640 1681,2536 1696,2308 1711,2106 1722,1879 1737,1237 1749,1044 1764,1195 1775,1570 1790,2189 1805,2674 1817,3134 1831,3153 1843,3096 1858,2661 1872,1876 1884,1221 1899,775 1911,824 1925,1425 1937,2293 1952,3113 1966,3059 1978,2674 1993,2110 2005,1832 2019,1703 2034,1921 2046,2183 2061,2144 2072,2555 2087,2744 2099,2794 2113,2677 2128,1728 2140,1009 2155,852 2166,1274 2181,1968 2193,2501 2208,2633 2222,2264 2234,2438 2249,2599 2260,2958 2275,2822 2290,2384 2302,1457 2316,852 2328,801 2343,1513 2355,2025 2369,2700 2384,2623 2396,2640 2410,2482 2422,2627 2437,2649 2452,2563 2463,2255 2478,1962 2490,1546 2504,1148 2516,1211 2531,1526 2546,2157 2557,2560 2572,2895 2584,2848 2599,2504 2613,1895 2625,1517 2640,1331 2651,1337 2666,1612 2678,2103 2693,2555 2707,3213 2719,3610 2734,3305 2746,2636 2760,1321 2772,304 2787,0 2801,559 2813,1952 2828,3169 2840,3929 2854,3904 2869,3137 2881,2334 2895,1460 2907,716 2922,473 2934,795 2948,1526 2963,2596 2975,3763 2990,4375 3001,3929 3016,2718 3031,1290 3042,410 3057,174 3069,864 3084,1876 3095,2661 3110,2721 3125,2194 3136,1848 3151,1772 3163,2046 3178,2693 3192,3405 3204,3396 3219,3264 3231,2498 3245,1413 3257,650 3272,304 3286,801 3298,1741 3313,2570 3325,3134 3339,3295 3351,2882 3366,2441 3381,2198 3392,2375 3407,2431 3419,2287 3433,1728 3448,1097 3460,883 3475,1248 3486,2157 3501,3040 3513,3743 3528,3690 3542,3100 3554,1949 3569,1085 3580,660 3595,949 3611,1388 3623,1975 3637,2334 3649,2555 3664,2813 3675,2989 3690,2936 3705,2608 3717,1952 3731,1794 3743,1694 3758,2087 3772,2293 3784,1962 3799,1630 3811,1344 3825,1573 3837,2441 3852,2555 3867,2387 3878,2119 3893,1958 3905,2394 3920,3036 3931,3125 3946,2646 3961,1694 3972,990 3987,782 3999,1186 4014,1646 4028,2760">
          <text:p/>
        </draw:polyline>
        <draw:polyline draw:style-name="gr3" draw:layer="layout" svg:width="1.441cm" svg:height="4.007cm" svg:x="2.783cm" svg:y="3.523cm" svg:viewBox="0 0 1442 4008" draw:points="0,3124 12,3103 27,2396 38,1661 53,1211 65,842 80,1535 94,1957 106,2365 121,2481 133,2472 147,2475 159,2538 174,2648 188,2617 200,2311 215,2147 227,1850 241,1588 256,1608 268,1961 282,1901 294,2169 309,2302 321,2185 335,2131 350,1970 362,1986 377,2090 388,2576 403,2923 418,2850 429,2264 444,1785 456,1336 471,1309 482,1759 497,2211 512,2755 524,2736 538,2563 550,2585 565,2279 579,1850 591,1535 606,1655 618,1939 632,2330 644,2627 659,2406 673,1617 685,1258 700,1520 712,2386 726,3396 738,4008 753,3474 768,2339 779,936 794,69 806,0 820,1169 835,2611 847,3797 862,3819 873,3336 888,2315 900,1346 915,1000 929,1258 941,1964 956,2684 967,2910 982,2487 997,1980 1009,1195 1023,1000 1035,1265 1050,2352 1061,3194 1076,3516 1091,3308 1103,2359 1117,1258 1129,967 1144,1302 1159,2393 1171,3320 1186,3519 1198,2604 1212,1541 1224,854 1239,1110 1254,1977 1265,3150 1280,3509 1292,2999 1306,2109 1318,1645 1333,1406 1348,1689 1359,1809 1374,1759 1386,1580 1401,1850 1415,2503 1427,3165 1442,3308">
          <text:p/>
        </draw:polyline>
        <draw:polygon draw:style-name="gr1" draw:layer="layout" svg:width="33.658cm" svg:height="8.479cm" svg:x="2.783cm" svg:y="11.313cm" svg:viewBox="0 0 33659 8480" draw:points="0,8480 0,0 33659,0 33659,8480">
          <text:p/>
        </draw:polygon>
        <draw:line draw:style-name="gr2" draw:layer="layout" svg:x1="2.783cm" svg:y1="19.792cm" svg:x2="36.441cm" svg:y2="19.792cm">
          <text:p/>
        </draw:line>
        <draw:line draw:style-name="gr2" draw:layer="layout" svg:x1="2.783cm" svg:y1="11.313cm" svg:x2="36.441cm" svg:y2="11.313cm">
          <text:p/>
        </draw:line>
        <draw:line draw:style-name="gr2" draw:layer="layout" svg:x1="2.783cm" svg:y1="19.792cm" svg:x2="2.783cm" svg:y2="11.313cm">
          <text:p/>
        </draw:line>
        <draw:line draw:style-name="gr2" draw:layer="layout" svg:x1="36.441cm" svg:y1="19.792cm" svg:x2="36.441cm" svg:y2="11.313cm">
          <text:p/>
        </draw:line>
        <draw:line draw:style-name="gr2" draw:layer="layout" svg:x1="2.783cm" svg:y1="19.792cm" svg:x2="36.441cm" svg:y2="19.792cm">
          <text:p/>
        </draw:line>
        <draw:line draw:style-name="gr2" draw:layer="layout" svg:x1="2.783cm" svg:y1="19.792cm" svg:x2="2.783cm" svg:y2="11.313cm">
          <text:p/>
        </draw:line>
        <draw:line draw:style-name="gr2" draw:layer="layout" svg:x1="2.783cm" svg:y1="19.499cm" svg:x2="2.783cm" svg:y2="19.136cm">
          <text:p/>
        </draw:line>
        <draw:line draw:style-name="gr2" draw:layer="layout" svg:x1="2.783cm" svg:y1="11.313cm" svg:x2="2.783cm" svg:y2="11.672cm">
          <text:p/>
        </draw:line>
        <draw:line draw:style-name="gr2" draw:layer="layout" svg:x1="6.149cm" svg:y1="19.792cm" svg:x2="6.149cm" svg:y2="19.429cm">
          <text:p/>
        </draw:line>
        <draw:line draw:style-name="gr2" draw:layer="layout" svg:x1="6.149cm" svg:y1="11.313cm" svg:x2="6.149cm" svg:y2="11.672cm">
          <text:p/>
        </draw:line>
        <draw:frame draw:style-name="gr4" draw:text-style-name="P2" draw:layer="layout" svg:width="0.629cm" svg:height="1.74cm" svg:x="2.524cm" svg:y="29.818cm">
          <draw:text-box>
            <text:p text:style-name="P1"><text:span text:style-name="T1">0</text:span></text:p>
          </draw:text-box>
        </draw:frame>
        <draw:line draw:style-name="gr2" draw:layer="layout" svg:x1="9.515cm" svg:y1="19.792cm" svg:x2="9.515cm" svg:y2="19.429cm">
          <text:p/>
        </draw:line>
        <draw:line draw:style-name="gr2" draw:layer="layout" svg:x1="9.515cm" svg:y1="11.313cm" svg:x2="9.515cm" svg:y2="11.672cm">
          <text:p/>
        </draw:line>
        <draw:frame draw:style-name="gr5" draw:text-style-name="P2" draw:layer="layout" svg:width="0.629cm" svg:height="1.741cm" svg:x="5.687cm" svg:y="29.839cm">
          <draw:text-box>
            <text:p text:style-name="P1"><text:span text:style-name="T1">5</text:span></text:p>
          </draw:text-box>
        </draw:frame>
        <draw:line draw:style-name="gr2" draw:layer="layout" svg:x1="12.884cm" svg:y1="19.792cm" svg:x2="12.884cm" svg:y2="19.429cm">
          <text:p/>
        </draw:line>
        <draw:line draw:style-name="gr2" draw:layer="layout" svg:x1="12.884cm" svg:y1="11.313cm" svg:x2="12.884cm" svg:y2="11.672cm">
          <text:p/>
        </draw:line>
        <draw:frame draw:style-name="gr6" draw:text-style-name="P2" draw:layer="layout" svg:width="1.255cm" svg:height="1.741cm" svg:x="9.2cm" svg:y="29.839cm">
          <draw:text-box>
            <text:p text:style-name="P1"><text:span text:style-name="T1">10</text:span></text:p>
          </draw:text-box>
        </draw:frame>
        <draw:line draw:style-name="gr2" draw:layer="layout" svg:x1="16.25cm" svg:y1="19.792cm" svg:x2="16.25cm" svg:y2="19.429cm">
          <text:p/>
        </draw:line>
        <draw:line draw:style-name="gr2" draw:layer="layout" svg:x1="16.25cm" svg:y1="11.313cm" svg:x2="16.25cm" svg:y2="11.672cm">
          <text:p/>
        </draw:line>
        <draw:frame draw:style-name="gr6" draw:text-style-name="P2" draw:layer="layout" svg:width="1.255cm" svg:height="1.741cm" svg:x="12.422cm" svg:y="29.839cm">
          <draw:text-box>
            <text:p text:style-name="P1"><text:span text:style-name="T1">15</text:span></text:p>
          </draw:text-box>
        </draw:frame>
        <draw:line draw:style-name="gr2" draw:layer="layout" svg:x1="19.617cm" svg:y1="19.792cm" svg:x2="19.617cm" svg:y2="19.429cm">
          <text:p/>
        </draw:line>
        <draw:line draw:style-name="gr2" draw:layer="layout" svg:x1="19.617cm" svg:y1="11.313cm" svg:x2="19.617cm" svg:y2="11.672cm">
          <text:p/>
        </draw:line>
        <draw:frame draw:style-name="gr6" draw:text-style-name="P2" draw:layer="layout" svg:width="1.255cm" svg:height="1.741cm" svg:x="15.935cm" svg:y="29.839cm">
          <draw:text-box>
            <text:p text:style-name="P1"><text:span text:style-name="T1">20</text:span></text:p>
          </draw:text-box>
        </draw:frame>
        <draw:line draw:style-name="gr2" draw:layer="layout" svg:x1="22.986cm" svg:y1="19.792cm" svg:x2="22.986cm" svg:y2="19.429cm">
          <text:p/>
        </draw:line>
        <draw:line draw:style-name="gr2" draw:layer="layout" svg:x1="22.986cm" svg:y1="11.313cm" svg:x2="22.986cm" svg:y2="11.672cm">
          <text:p/>
        </draw:line>
        <draw:frame draw:style-name="gr6" draw:text-style-name="P2" draw:layer="layout" svg:width="1.255cm" svg:height="1.741cm" svg:x="19.155cm" svg:y="29.839cm">
          <draw:text-box>
            <text:p text:style-name="P1"><text:span text:style-name="T1">25</text:span></text:p>
          </draw:text-box>
        </draw:frame>
        <draw:line draw:style-name="gr2" draw:layer="layout" svg:x1="26.352cm" svg:y1="19.792cm" svg:x2="26.352cm" svg:y2="19.429cm">
          <text:p/>
        </draw:line>
        <draw:line draw:style-name="gr2" draw:layer="layout" svg:x1="26.352cm" svg:y1="11.313cm" svg:x2="26.352cm" svg:y2="11.672cm">
          <text:p/>
        </draw:line>
        <draw:frame draw:style-name="gr6" draw:text-style-name="P2" draw:layer="layout" svg:width="1.255cm" svg:height="1.741cm" svg:x="22.671cm" svg:y="29.839cm">
          <draw:text-box>
            <text:p text:style-name="P1"><text:span text:style-name="T1">30</text:span></text:p>
          </draw:text-box>
        </draw:frame>
        <draw:line draw:style-name="gr2" draw:layer="layout" svg:x1="29.718cm" svg:y1="19.792cm" svg:x2="29.718cm" svg:y2="19.429cm">
          <text:p/>
        </draw:line>
        <draw:line draw:style-name="gr2" draw:layer="layout" svg:x1="29.718cm" svg:y1="11.313cm" svg:x2="29.718cm" svg:y2="11.672cm">
          <text:p/>
        </draw:line>
        <draw:frame draw:style-name="gr6" draw:text-style-name="P2" draw:layer="layout" svg:width="1.255cm" svg:height="1.741cm" svg:x="25.89cm" svg:y="29.839cm">
          <draw:text-box>
            <text:p text:style-name="P1"><text:span text:style-name="T1">35</text:span></text:p>
          </draw:text-box>
        </draw:frame>
        <draw:line draw:style-name="gr2" draw:layer="layout" svg:x1="33.087cm" svg:y1="19.792cm" svg:x2="33.087cm" svg:y2="19.429cm">
          <text:p/>
        </draw:line>
        <draw:line draw:style-name="gr2" draw:layer="layout" svg:x1="33.087cm" svg:y1="11.313cm" svg:x2="33.087cm" svg:y2="11.672cm">
          <text:p/>
        </draw:line>
        <draw:frame draw:style-name="gr6" draw:text-style-name="P2" draw:layer="layout" svg:width="1.255cm" svg:height="1.741cm" svg:x="29.403cm" svg:y="29.839cm">
          <draw:text-box>
            <text:p text:style-name="P1"><text:span text:style-name="T1">40</text:span></text:p>
          </draw:text-box>
        </draw:frame>
        <draw:frame draw:style-name="gr6" draw:text-style-name="P2" draw:layer="layout" svg:width="1.255cm" svg:height="1.741cm" svg:x="32.625cm" svg:y="29.839cm">
          <draw:text-box>
            <text:p text:style-name="P1"><text:span text:style-name="T1">45</text:span></text:p>
          </draw:text-box>
        </draw:frame>
        <draw:line draw:style-name="gr2" draw:layer="layout" svg:x1="2.783cm" svg:y1="19.792cm" svg:x2="3.118cm" svg:y2="19.792cm">
          <text:p/>
        </draw:line>
        <draw:line draw:style-name="gr2" draw:layer="layout" svg:x1="36.441cm" svg:y1="19.792cm" svg:x2="36.103cm" svg:y2="19.792cm">
          <text:p/>
        </draw:line>
        <draw:line draw:style-name="gr2" draw:layer="layout" svg:x1="2.783cm" svg:y1="17.67cm" svg:x2="3.118cm" svg:y2="17.67cm">
          <text:p/>
        </draw:line>
        <draw:line draw:style-name="gr2" draw:layer="layout" svg:x1="36.441cm" svg:y1="17.67cm" svg:x2="36.103cm" svg:y2="17.67cm">
          <text:p/>
        </draw:line>
        <draw:line draw:style-name="gr2" draw:layer="layout" svg:x1="2.783cm" svg:y1="15.551cm" svg:x2="3.118cm" svg:y2="15.551cm">
          <text:p/>
        </draw:line>
        <draw:line draw:style-name="gr2" draw:layer="layout" svg:x1="36.441cm" svg:y1="15.551cm" svg:x2="36.103cm" svg:y2="15.551cm">
          <text:p/>
        </draw:line>
        <draw:line draw:style-name="gr2" draw:layer="layout" svg:x1="2.783cm" svg:y1="13.432cm" svg:x2="3.118cm" svg:y2="13.432cm">
          <text:p/>
        </draw:line>
        <draw:line draw:style-name="gr2" draw:layer="layout" svg:x1="36.441cm" svg:y1="13.432cm" svg:x2="36.103cm" svg:y2="13.432cm">
          <text:p/>
        </draw:line>
        <draw:line draw:style-name="gr2" draw:layer="layout" svg:x1="2.783cm" svg:y1="11.313cm" svg:x2="3.118cm" svg:y2="11.313cm">
          <text:p/>
        </draw:line>
        <draw:line draw:style-name="gr2" draw:layer="layout" svg:x1="36.441cm" svg:y1="11.313cm" svg:x2="36.103cm" svg:y2="11.313cm">
          <text:p/>
        </draw:line>
        <draw:line draw:style-name="gr2" draw:layer="layout" svg:x1="2.783cm" svg:y1="19.792cm" svg:x2="36.441cm" svg:y2="19.792cm">
          <text:p/>
        </draw:line>
        <draw:line draw:style-name="gr2" draw:layer="layout" svg:x1="2.783cm" svg:y1="11.313cm" svg:x2="36.441cm" svg:y2="11.313cm">
          <text:p/>
        </draw:line>
        <draw:line draw:style-name="gr2" draw:layer="layout" svg:x1="2.783cm" svg:y1="19.792cm" svg:x2="2.783cm" svg:y2="11.313cm">
          <text:p/>
        </draw:line>
        <draw:line draw:style-name="gr2" draw:layer="layout" svg:x1="36.441cm" svg:y1="19.792cm" svg:x2="36.441cm" svg:y2="11.313cm">
          <text:p/>
        </draw:line>
        <draw:polyline draw:style-name="gr7" draw:layer="layout" svg:width="4.027cm" svg:height="3.011cm" svg:x="32.414cm" svg:y="14.17cm" svg:viewBox="0 0 4028 3012" draw:points="0,1400 11,1622 26,1703 38,1754 53,1687 67,1630 79,1522 94,1396 105,1260 120,1299 132,1362 147,1248 161,1182 173,1188 188,1151 200,1125 214,1229 229,1359 241,1583 255,1741 267,1779 282,1672 294,1513 308,1400 323,1169 335,967 349,1055 361,1232 376,1333 391,1532 402,1593 417,1596 429,1570 444,1468 455,1349 470,1280 485,1324 496,1289 511,1292 523,1364 538,1434 549,1450 564,1418 579,1343 591,1248 605,1309 617,1317 632,1421 646,1468 658,1500 673,1570 685,1544 699,1481 711,1377 726,1396 740,1377 752,1267 767,1065 779,971 793,1002 808,1044 820,1324 835,1734 846,2075 861,2196 873,2106 887,1864 902,1390 914,955 929,636 940,488 955,542 970,895 981,1346 996,1854 1008,2160 1023,2106 1034,1827 1049,1525 1064,1260 1076,1075 1090,1024 1102,1024 1117,1132 1129,1182 1143,1333 1158,1457 1170,1700 1184,1697 1196,1681 1211,1548 1226,1421 1237,1255 1252,1163 1264,1138 1278,1109 1290,911 1305,990 1320,1119 1331,1286 1346,1557 1358,1924 1373,2170 1387,2230 1399,2123 1414,1770 1425,1122 1440,529 1452,88 1467,0 1481,324 1493,974 1508,1810 1519,2479 1534,3012 1549,2948 1561,2192 1575,1403 1587,782 1602,293 1614,25 1628,166 1643,743 1655,1413 1669,2103 1681,2400 1696,2371 1708,2088 1722,1681 1737,1144 1749,737 1764,522 1775,639 1790,1091 1805,1618 1816,1975 1831,2009 1843,1744 1858,1468 1869,1179 1884,1031 1899,891 1911,974 1925,1166 1937,1424 1952,1694 1966,1729 1978,1734 1993,1484 2005,1292 2019,1138 2031,1018 2046,1037 2060,1166 2072,1415 2087,1580 2099,1697 2113,1690 2128,1572 2140,1236 2154,948 2166,753 2181,810 2193,1216 2207,1675 2222,2116 2234,2397 2249,2371 2260,2113 2275,1424 2287,693 2301,189 2316,28 2328,400 2343,951 2354,1681 2369,2179 2384,2555 2396,2428 2410,1955 2422,1305 2437,829 2448,665 2463,823 2478,1028 2490,1226 2504,1494 2516,1627 2531,1650 2546,1517 2557,1267 2572,1232 2584,1172 2598,1289 2610,1491 2625,1356 2640,1415 2651,1421 2666,1513 2678,1596 2692,1572 2707,1544 2719,1359 2734,1138 2745,961 2760,943 2772,1115 2787,1349 2801,1513 2813,1744 2828,1877 2839,1848 2854,1544 2866,1276 2881,1049 2895,993 2907,1055 2922,1311 2934,1468 2948,1522 2963,1362 2975,1333 2989,1075 3001,1088 3016,1252 3028,1431 3042,1677 3057,1842 3069,1760 3083,1535 3095,1317 3110,1213 3125,1153 3136,1210 3151,1371 3163,1349 3178,1229 3189,1213 3204,1182 3219,1302 3230,1510 3245,1776 3257,1880 3272,1915 3286,1656 3298,1356 3313,1008 3325,621 3339,555 3351,696 3366,1138 3380,1580 3392,1955 3407,2126 3419,2059 3433,1640 3445,1263 3460,1015 3474,943 3486,1047 3501,1273 3513,1377 3527,1586 3542,1650 3554,1500 3569,1273 3580,1179 3595,1236 3607,1333 3622,1551 3637,1622 3649,1625 3664,1625 3675,1371 3690,1260 3705,1182 3717,1286 3731,1340 3743,1437 3758,1440 3769,1280 3784,1188 3799,1242 3811,1460 3825,1580 3837,1798 3852,1807 3866,1687 3878,1283 3893,740 3905,359 3919,312 3931,615 3946,1207 3961,1871 3972,2511 3987,2820 3999,2561 4013,2006 4028,1135">
          <text:p/>
        </draw:polyline>
        <draw:polyline draw:style-name="gr7" draw:layer="layout" svg:width="4.028cm" svg:height="5.216cm" svg:x="28.386cm" svg:y="13.022cm" svg:viewBox="0 0 4029 5217" draw:points="0,3113 12,3138 27,2898 41,2504 53,2183 68,2106 79,2196 94,2526 106,2791 121,2832 135,2740 147,2459 162,2103 174,1741 188,1738 203,2179 215,2750 229,3402 241,3626 256,3456 268,3150 282,2813 297,2280 309,1643 323,1243 335,1189 350,1401 365,2059 376,2823 391,3522 403,3935 418,3989 429,3730 444,3233 459,2548 470,1880 485,1419 497,1183 512,1281 523,1552 538,2035 553,2576 565,3119 579,3569 591,3819 606,3800 620,3491 632,3069 647,2355 659,1835 673,1425 685,1129 700,1255 714,1533 726,2103 741,2656 753,3352 767,3992 782,4251 794,4027 809,3415 820,2570 835,1845 847,1227 861,902 876,1025 888,1498 903,2119 914,2838 929,3409 944,3658 956,3598 970,3018 982,2545 997,2277 1008,2230 1023,2375 1038,2716 1050,2885 1064,2778 1076,2431 1091,1942 1103,1596 1117,1590 1132,1924 1144,2479 1158,3085 1170,3620 1185,3766 1200,3649 1211,3046 1226,2220 1238,1546 1252,1265 1264,1381 1279,1827 1294,2482 1305,3069 1320,3418 1332,3425 1347,3052 1361,2384 1373,1949 1388,1827 1399,2248 1414,2769 1426,3402 1441,3516 1455,3096 1467,2362 1482,1606 1494,975 1508,1056 1523,1723 1535,2773 1549,3598 1561,4027 1576,3867 1588,3176 1602,2394 1617,1697 1629,1325 1643,1520 1655,2176 1670,2983 1682,3576 1696,3721 1711,3311 1723,2400 1738,1425 1749,767 1764,697 1779,1297 1790,2435 1805,3746 1817,4867 1832,5217 1843,4671 1858,3340 1873,1760 1884,603 1899,0 1911,304 1926,1372 1940,2511 1952,3387 1967,3813 1979,3717 1993,3324 2005,2974 2020,2649 2034,2579 2046,2627 2061,2750 2073,2454 2087,2113 2102,1630 2114,1359 2129,1517 2140,2050 2155,2854 2167,3563 2181,4137 2196,4194 2208,3560 2223,2665 2234,1653 2249,985 2261,757 2276,1100 2290,1871 2302,2687 2317,3482 2328,3938 2343,3768 2358,3333 2370,2784 2384,2251 2396,2015 2411,2028 2422,2123 2437,2223 2452,2280 2464,2239 2478,2318 2490,2404 2505,2659 2519,2835 2531,3081 2546,3189 2558,3040 2572,2659 2584,2280 2599,2050 2614,1854 2625,1924 2640,2110 2652,2271 2666,2636 2681,2724 2693,2721 2708,2737 2719,2835 2734,2971 2746,3018 2761,2892 2775,2615 2787,2239 2802,2043 2813,2035 2828,2069 2840,2214 2855,2469 2869,2873 2881,3185 2896,3072 2908,2555 2922,1905 2937,1754 2949,1990 2963,2523 2975,3081 2990,3270 3002,3213 3016,2904 3031,2523 3043,2015 3057,1637 3069,1627 3084,2094 3099,2731 3110,3270 3125,3535 3137,3321 3152,2924 3163,2508 3178,2113 3193,1773 3204,1754 3219,1927 3231,2324 3246,2753 3260,3033 3272,3140 3287,3056 3299,2968 3313,2740 3325,2545 3340,2198 3354,1763 3366,1593 3381,1725 3393,2157 3407,2620 3419,3153 3434,3573 3448,3551 3460,3248 3475,2860 3487,2406 3501,2031 3516,1744 3528,1760 3543,1791 3554,2056 3569,2365 3581,2684 3595,3005 3611,3072 3623,3085 3638,2924 3649,2851 3664,2706 3679,2435 3691,2327 3705,2258 3717,2352 3732,2277 3743,2340 3758,2347 3773,2412 3785,2482 3799,2561 3811,2620 3826,2583 3840,2674 3852,2617 3867,2719 3879,2848 3893,2727 3905,2716 3920,2706 3935,2608 3946,2387 3961,2192 3973,2069 3987,1936 3999,2085 4014,2340 4029,2548">
          <text:p/>
        </draw:polyline>
        <draw:polyline draw:style-name="gr7" draw:layer="layout" svg:width="4.027cm" svg:height="2.913cm" svg:x="24.359cm" svg:y="14.101cm" svg:viewBox="0 0 4028 2914" draw:points="0,1272 14,1438 26,1631 41,1776 52,1682 67,1539 79,1398 94,1433 108,1430 120,1578 135,1625 146,1518 161,1310 176,987 188,930 202,1139 214,1401 229,1710 241,1950 255,1934 270,1807 282,1568 296,1328 308,1202 323,1040 335,1047 349,1126 364,1277 376,1337 391,1470 402,1546 417,1628 432,1807 443,1854 458,1779 470,1531 485,1237 496,1224 511,1168 526,1230 538,1438 552,1546 564,1578 579,1729 593,1565 605,1287 620,980 632,842 646,842 658,1149 673,1527 687,2031 699,2312 714,2410 726,2384 740,2007 755,1483 767,763 781,275 793,129 808,400 820,956 834,1682 849,2230 861,2524 876,2602 887,2158 902,1433 914,712 929,325 943,410 955,902 970,1568 981,2126 996,2287 1011,2218 1023,1940 1037,1467 1049,1129 1064,971 1076,1015 1090,1091 1105,1281 1117,1417 1131,1451 1143,1394 1158,1363 1173,1508 1184,1735 1199,1827 1211,1804 1225,1783 1237,1593 1252,1451 1267,1209 1278,908 1293,748 1305,753 1319,956 1334,1394 1346,1672 1361,2230 1372,2423 1387,2438 1399,2104 1414,1659 1428,1215 1440,671 1455,447 1466,504 1481,748 1493,1212 1508,1729 1522,2007 1534,2259 1549,2189 1561,1874 1575,1508 1590,1177 1602,923 1616,826 1628,967 1643,1277 1655,1521 1669,1754 1684,1843 1696,1861 1711,1691 1722,1514 1737,1350 1752,1155 1763,1165 1778,1388 1790,1514 1805,1615 1816,1571 1831,1527 1846,1385 1857,1430 1872,1381 1884,1274 1899,1284 1913,1379 1925,1470 1940,1558 1952,1527 1966,1492 1978,1542 1993,1521 2007,1454 2019,1442 2034,1433 2046,1394 2060,1326 2072,1253 2087,1357 2101,1344 2113,1531 2128,1609 2140,1631 2154,1602 2169,1498 2181,1404 2196,1344 2207,1426 2222,1646 2234,1685 2248,1732 2263,1552 2275,1199 2290,863 2301,665 2316,769 2331,1193 2343,1703 2357,2205 2369,2482 2384,2681 2395,2372 2410,1739 2425,980 2437,306 2451,0 2463,34 2478,555 2492,1215 2504,1927 2519,2520 2531,2914 2545,2592 2557,2189 2572,1534 2587,923 2598,561 2613,545 2625,741 2639,1018 2651,1337 2666,1653 2681,1739 2692,1792 2707,1729 2719,1650 2734,1662 2748,1726 2760,1628 2775,1435 2786,1319 2801,1206 2813,1037 2828,967 2842,990 2854,1233 2869,1672 2881,2098 2895,2283 2910,2079 2922,1710 2936,1394 2948,1068 2963,801 2975,712 2989,782 3004,1133 3016,1584 3030,1937 3042,2012 3057,1887 3072,1783 3083,1578 3098,1410 3110,1376 3125,1230 3136,1149 3151,1078 3166,1088 3177,1215 3192,1451 3204,1599 3219,1770 3230,1943 3245,2012 3260,1899 3272,1672 3286,1407 3298,1120 3313,892 3327,722 3339,823 3354,1088 3366,1394 3380,1810 3392,2139 3407,2268 3421,2170 3433,1858 3448,1448 3460,1081 3474,671 3489,592 3501,738 3516,1034 3527,1417 3542,1747 3554,2015 3568,2063 3583,1943 3595,1747 3611,1461 3622,1233 3637,1120 3652,1139 3664,1158 3678,1256 3690,1246 3705,1237 3716,1391 3731,1638 3746,1795 3758,1864 3772,1905 3784,1830 3799,1511 3813,1142 3825,845 3840,785 3852,1053 3866,1451 3878,1729 3893,2007 3908,2057 3919,1754 3934,1498 3946,1177 3960,816 3972,772 3987,1056 4002,1502 4013,1760 4028,2035">
          <text:p/>
        </draw:polyline>
        <draw:polyline draw:style-name="gr7" draw:layer="layout" svg:width="4.028cm" svg:height="6.227cm" svg:x="20.331cm" svg:y="12.678cm" svg:viewBox="0 0 4029 6228" draw:points="0,3798 15,2896 26,2027 41,1283 53,1239 68,1548 82,2212 94,2971 109,3631 121,4094 135,4107 150,3810 162,3431 176,2820 188,2325 203,1955 215,1942 229,2088 244,2413 256,2802 270,3158 282,3350 297,3558 309,3410 323,3246 338,3021 350,2820 364,2741 376,2738 391,2807 406,2672 417,2587 432,2508 444,2533 459,2706 470,2984 485,3271 500,3488 512,3366 526,3167 538,2646 553,2464 567,2678 579,2950 594,3101 606,3151 620,2842 632,2729 647,2467 661,2183 673,2074 688,2262 700,2852 714,3642 729,4276 741,4535 756,4336 767,3514 782,2410 794,1164 808,221 823,132 835,1113 850,2896 861,4829 876,6124 888,6228 902,5169 917,3322 929,1400 944,180 955,0 970,839 985,2272 997,3640 1011,4554 1023,4718 1038,4204 1049,3377 1064,2477 1079,2027 1091,1876 1105,2196 1117,2517 1132,2984 1147,3173 1158,3050 1173,2826 1185,2763 1199,2776 1211,2984 1226,3271 1241,3302 1252,3350 1267,3107 1279,2703 1294,2334 1308,2174 1320,2246 1335,2495 1346,2785 1361,3198 1373,3309 1388,3353 1402,3302 1414,3060 1429,2748 1440,2473 1455,2344 1467,2416 1482,2688 1496,3000 1508,3208 1523,3419 1535,3498 1549,3416 1564,3013 1576,2483 1590,1999 1602,1816 1617,1983 1629,2520 1643,3025 1658,3605 1670,3967 1684,3964 1696,3694 1711,3242 1726,2810 1737,2129 1752,1762 1764,1756 1779,1879 1790,2303 1805,2753 1820,3229 1831,3577 1846,3806 1858,3860 1873,3517 1887,3154 1899,2826 1914,2540 1926,2483 1940,2574 1952,2696 1967,2709 1981,2672 1993,2688 2008,2581 2020,2558 2034,2659 2046,2839 2061,3249 2075,3460 2087,3567 2102,3538 2114,3318 2128,2864 2143,2480 2155,2183 2170,2123 2181,2239 2196,2480 2208,2829 2222,2968 2237,3164 2249,3438 2264,3397 2275,3293 2290,3195 2305,3000 2317,2776 2331,2719 2343,2621 2358,2577 2369,2561 2384,2681 2399,2745 2411,2852 2425,2921 2437,2943 2452,2933 2466,2974 2478,2886 2493,2813 2505,2870 2519,2855 2531,3000 2546,3122 2561,3239 2572,2974 2587,2625 2599,2192 2613,2040 2625,2139 2640,2514 2655,3148 2666,3744 2681,4006 2693,3964 2708,3423 2722,2810 2734,2306 2749,1882 2760,1842 2775,2098 2787,2592 2802,3117 2816,3381 2828,3470 2843,3346 2855,3252 2869,3167 2884,3065 2896,2933 2910,2773 2922,2555 2937,2384 2949,2322 2963,2441 2978,2542 2990,2857 3004,3322 3016,3510 3031,3283 3046,3000 3057,2735 3072,2561 3084,2524 3099,2678 3110,2924 3125,3173 3140,3302 3151,3221 3166,2987 3178,2631 3193,2384 3204,2387 3219,2719 3234,3185 3246,3507 3260,3577 3272,3356 3287,2889 3301,2283 3313,1759 3328,1646 3340,2085 3354,2795 3366,3571 3381,4217 3395,4384 3407,3983 3422,3296 3434,2511 3448,1788 3463,1494 3475,1712 3490,2215 3501,2804 3516,3246 3528,3580 3542,3545 3557,3302 3569,3075 3584,2833 3595,2700 3610,2779 3626,2924 3638,3000 3652,2930 3664,2826 3679,2662 3690,2407 3705,2171 3720,2168 3732,2384 3746,2899 3758,3381 3773,3769 3785,3850 3799,3750 3814,3290 3826,2716 3840,2290 3852,1882 3867,1804 3882,2139 3893,2649 3908,3075 3920,3592 3934,3741 3946,3602 3961,3205 3976,2845 3987,2520 4002,2363 4014,2438 4029,2694">
          <text:p/>
        </draw:polyline>
        <draw:polyline draw:style-name="gr7" draw:layer="layout" svg:width="4.028cm" svg:height="4.145cm" svg:x="16.303cm" svg:y="13.59cm" svg:viewBox="0 0 4029 4146" draw:points="0,2958 15,2571 27,1911 42,1420 56,1186 68,1369 83,1887 95,2404 109,2804 121,2791 136,2448 150,1949 162,1398 177,1079 189,1060 203,1256 218,1675 230,2082 244,2413 256,2602 271,2602 283,2589 297,2435 312,2139 324,1814 339,1315 350,941 365,852 380,1117 391,1640 406,2303 418,2933 433,3267 444,3261 459,2817 474,1999 485,1145 500,625 512,348 527,716 541,1438 553,2239 568,2961 580,3441 594,3447 606,3065 621,2318 635,1700 647,1133 662,969 674,991 688,1227 700,1495 715,1747 730,1887 741,2123 756,2435 768,2729 782,3056 797,3062 809,2753 824,2053 835,1256 850,546 862,146 877,455 891,1369 903,2630 918,3522 929,3933 944,3431 959,2243 971,1041 985,209 997,351 1012,952 1023,1883 1038,2974 1053,3730 1065,3810 1079,3072 1091,1934 1106,969 1120,310 1132,146 1147,559 1159,1378 1173,2347 1185,3078 1200,3377 1215,3226 1226,2740 1241,2163 1253,1723 1267,1375 1279,1378 1294,1357 1309,1442 1320,1518 1335,1672 1347,1858 1362,2069 1376,2350 1388,2621 1403,2646 1414,2675 1429,2431 1441,1940 1456,1502 1470,1098 1482,893 1497,925 1509,1375 1523,2056 1538,2680 1550,3166 1564,3249 1576,3012 1591,2391 1603,1681 1617,997 1632,625 1644,568 1658,915 1670,1511 1685,2261 1700,3091 1711,3538 1726,3538 1738,3075 1753,2344 1764,1461 1779,739 1794,344 1805,237 1820,861 1832,1697 1847,2508 1858,3150 1873,3434 1888,3340 1900,2797 1914,2053 1926,1473 1941,952 1955,899 1967,1186 1982,1508 1994,1810 2008,1918 2020,2050 2035,2031 2049,2192 2061,2454 2076,2838 2088,3056 2102,2974 2117,2649 2129,1943 2144,1107 2155,395 2170,0 2182,199 2196,887 2211,1915 2223,3069 2238,3945 2249,4146 2264,3857 2279,3005 2291,1838 2305,840 2317,221 2332,98 2343,593 2358,1341 2373,2079 2385,2731 2399,3157 2411,3166 2426,2948 2438,2618 2452,1940 2467,1508 2479,1253 2493,1193 2505,1318 2520,1612 2535,1915 2546,2217 2561,2413 2573,2519 2587,2331 2599,1949 2614,1710 2629,1445 2640,1420 2655,1518 2667,1902 2682,2293 2696,2586 2708,2712 2723,2596 2734,2145 2749,1750 2761,1470 2776,1306 2790,1253 2802,1442 2817,1798 2829,2082 2843,2315 2858,2413 2870,2344 2884,2179 2896,2116 2911,1949 2923,1883 2937,1934 2952,1902 2964,1804 2978,1785 2990,1628 3005,1546 3017,1628 3031,1952 3046,2220 3058,2555 3073,2703 3084,2677 3099,2365 3114,1971 3125,1526 3140,1107 3152,1038 3167,1196 3178,1580 3193,1999 3208,2300 3220,2586 3234,2532 3246,2413 3261,2183 3275,1968 3287,1836 3302,1798 3314,1710 3328,1719 3340,1760 3355,1830 3369,1987 3381,2098 3396,2129 3408,2132 3422,2132 3437,2069 3449,1955 3464,1823 3475,1817 3490,1760 3502,1716 3516,1690 3531,1783 3543,1814 3558,1908 3569,2126 3584,2296 3599,2488 3611,2665 3626,2545 3638,2246 3653,1723 3664,1297 3679,972 3694,1079 3706,1476 3720,1911 3732,2454 3747,2744 3758,2457 3773,2205 3788,1779 3800,1599 3814,1602 3826,1848 3841,2239 3856,2589 3867,2797 3882,2536 3894,2066 3908,1360 3920,824 3935,455 3950,773 3961,1562 3976,2519 3988,3293 4003,3602 4017,3457 4029,2886">
          <text:p/>
        </draw:polyline>
        <draw:polyline draw:style-name="gr7" draw:layer="layout" svg:width="4.027cm" svg:height="7.308cm" svg:x="12.276cm" svg:y="11.792cm" svg:viewBox="0 0 4028 7309" draw:points="0,3225 15,3778 29,4468 41,5140 56,5332 67,5143 82,4486 94,3386 109,2541 123,1923 135,1863 150,2393 162,3355 176,4433 191,5161 203,5512 217,5237 229,4509 244,3601 256,3002 270,2579 285,2661 297,2932 312,3487 323,3960 338,4304 353,4439 364,4423 379,4121 391,3784 406,3519 417,3317 432,3326 447,3553 459,3705 473,3862 485,4036 500,4010 514,3825 526,3566 541,3339 553,3238 567,3368 579,3664 594,3966 608,4238 620,4446 635,4426 647,4165 661,3737 673,3308 688,3121 702,3163 714,3345 729,3480 741,3734 755,3755 770,3761 782,3844 797,4039 808,4373 823,4559 835,4556 849,4244 864,3680 876,3011 891,2469 902,2276 917,2674 932,3440 944,4430 958,5244 970,5515 985,5127 996,4010 1011,2759 1026,1926 1038,1803 1052,2415 1064,3737 1079,4928 1094,5724 1105,5765 1120,4988 1132,3872 1146,2727 1158,2074 1173,2011 1188,2661 1199,3560 1214,4402 1226,4896 1240,4811 1252,4285 1267,3745 1282,3418 1293,3238 1308,3513 1320,3882 1335,4238 1349,4269 1361,3976 1376,3553 1387,3103 1402,3020 1414,3317 1429,3799 1443,4534 1455,4966 1470,4865 1482,4210 1496,3244 1511,2282 1523,1529 1537,1627 1549,2560 1564,3960 1576,5465 1590,6547 1605,6809 1617,6118 1631,4610 1643,2819 1658,1283 1673,545 1684,886 1699,2081 1711,3677 1726,5240 1737,6124 1752,6165 1767,5537 1778,4515 1793,3345 1805,2674 1820,2380 1831,2422 1846,2799 1861,3285 1873,3677 1887,4108 1899,4316 1914,4418 1928,4367 1940,4373 1955,4395 1967,4200 1981,3853 1993,3349 2008,2866 2022,2583 2034,2699 2049,3153 2061,3774 2075,4530 2090,5073 2102,5221 2117,4899 2128,4004 2143,3118 2155,2339 2169,2063 2184,2315 2196,3096 2211,4168 2222,4941 2237,5212 2252,5026 2264,4465 2278,3531 2290,2796 2305,2503 2316,2765 2331,3563 2346,4395 2358,4995 2372,5036 2384,4474 2399,3446 2411,2167 2425,1479 2440,1690 2452,2863 2466,4616 2478,6313 2493,7309 2508,6919 2519,5265 2534,2929 2546,772 2560,0 2572,171 2587,1939 2602,4288 2613,6228 2628,7105 2640,6909 2655,5515 2669,3771 2681,2211 2696,1517 2707,1687 2722,2519 2734,3547 2749,4439 2763,4576 2775,4471 2790,4074 2802,3698 2816,3657 2831,3898 2843,4262 2857,4402 2869,4257 2884,3834 2896,3272 2910,2749 2925,2734 2937,3090 2951,3630 2963,4215 2978,4443 2990,4399 3004,4046 3019,3544 3031,3163 3046,3172 3057,3475 3072,4017 3087,4559 3098,4837 3113,4569 3125,3828 3140,3024 3151,2507 3166,2419 3181,2784 3193,3557 3207,4332 3219,4925 3234,5057 3248,4767 3260,4086 3275,3490 3287,3005 3301,2986 3313,3241 3328,3812 3342,4146 3354,4225 3369,4106 3381,3796 3395,3308 3410,3011 3422,2980 3437,3301 3448,3878 3463,4311 3475,4474 3489,4361 3504,4106 3516,3740 3531,3547 3542,3553 3557,3569 3569,3581 3584,3601 3598,3576 3610,3493 3626,3497 3637,3623 3652,3768 3667,3970 3679,4158 3693,4218 3705,4171 3720,3916 3732,3591 3746,3336 3761,3269 3773,3531 3787,3771 3799,3828 3814,3862 3829,3683 3840,3563 3855,3926 3867,4332 3881,4543 3893,4559 3908,4218 3923,3613 3934,3011 3949,2570 3961,2446 3975,2888 3990,3516 4002,4203 4017,4667 4028,4755">
          <text:p/>
        </draw:polyline>
        <draw:polyline draw:style-name="gr7" draw:layer="layout" svg:width="4.025cm" svg:height="5.098cm" svg:x="8.251cm" svg:y="13.117cm" svg:viewBox="0 0 4026 5099" draw:points="0,2222 12,2522 27,2859 39,3074 53,3203 65,3051 80,2632 94,2097 106,1440 121,901 133,873 147,1396 162,2270 174,3181 188,3942 200,4210 215,3796 227,3178 241,2396 256,1718 268,1327 282,1315 294,1513 309,1844 324,2263 335,2699 350,2983 362,3102 377,3090 388,2812 403,2611 418,2346 429,2134 444,2024 456,2049 471,2245 482,2330 497,2497 512,2645 524,2507 538,2194 550,2011 565,2021 579,2251 591,2718 606,3259 618,3628 632,3724 644,3256 659,2450 674,1608 685,836 700,567 712,847 726,1665 741,2686 753,3544 768,4141 779,4286 794,4037 806,3355 820,2377 835,1478 847,794 862,450 873,545 888,1034 903,2027 915,3118 929,4062 941,4614 956,4522 967,3840 982,2828 997,1813 1009,974 1023,709 1035,826 1050,1500 1062,2364 1076,3134 1091,3594 1103,3628 1117,3389 1129,2976 1144,2308 1159,1683 1170,1229 1185,1059 1197,1151 1211,1806 1223,2799 1238,3692 1253,4355 1264,4421 1279,3933 1291,2926 1306,1765 1320,555 1332,0 1347,293 1358,1211 1373,2390 1385,3420 1400,4093 1414,4185 1426,3752 1441,3058 1453,2052 1467,1551 1482,1472 1494,1689 1508,2102 1520,2645 1535,3134 1547,3209 1561,2995 1576,2453 1588,1661 1602,1179 1614,1115 1629,1592 1641,2409 1655,3310 1670,4040 1682,4242 1697,3809 1708,2936 1723,1822 1738,940 1749,542 1764,665 1776,1309 1791,2229 1802,3191 1817,3796 1832,4049 1844,3897 1858,3285 1870,2490 1885,1775 1899,1289 1911,1239 1926,1481 1938,1933 1952,2308 1964,2664 1979,2863 1993,2916 2005,2919 2020,2941 2032,2834 2046,2645 2061,2507 2073,2339 2088,2317 2099,2263 2114,2118 2126,1964 2140,1897 2155,2061 2167,2471 2182,2834 2193,3061 2208,3048 2220,2796 2235,2374 2249,1910 2261,1592 2276,1608 2287,2037 2302,2474 2317,2967 2329,3316 2343,3342 2355,3140 2370,2721 2382,2213 2396,1835 2411,1721 2423,1778 2437,1913 2449,2090 2464,2298 2479,2563 2490,2879 2505,3168 2517,3285 2531,3137 2543,2834 2558,2185 2573,1639 2584,1419 2599,1428 2611,1749 2626,2289 2640,2793 2652,3155 2667,3197 2678,2986 2693,2708 2705,2409 2720,2313 2734,2362 2746,2323 2761,2326 2773,2308 2787,2037 2799,1998 2814,2034 2828,2302 2840,2702 2855,3165 2867,3436 2881,3342 2896,3033 2908,2500 2922,1608 2934,766 2949,321 2961,696 2975,1926 2990,3370 3002,4377 3017,4709 3028,4557 3043,3936 3058,2910 3069,1778 3084,842 3096,327 3111,431 3122,930 3137,1696 3152,2260 3164,2869 3178,3405 3190,3778 3205,4096 3219,4046 3231,3732 3246,3055 3258,2446 3272,1689 3284,1021 3299,514 3313,249 3325,514 3340,1377 3352,2623 3366,3878 3381,4806 3393,5099 3408,4576 3419,3446 3434,1973 3446,686 3460,5 3475,189 3487,948 3502,2074 3513,3131 3528,3862 3540,4002 3554,3755 3569,3212 3581,2519 3596,1882 3608,1460 3623,1488 3638,1661 3650,2052 3664,2446 3676,2730 3691,3093 3703,3188 3717,3051 3732,2715 3744,2292 3758,1897 3770,1541 3785,1692 3800,2094 3811,2412 3826,2759 3838,2976 3852,3045 3864,2944 3879,2765 3894,2500 3905,2326 3920,2286 3932,2273 3947,2235 3961,2380 3973,2346 3988,1954 3999,1857 4014,1655 4026,1901">
          <text:p/>
        </draw:polyline>
        <draw:polyline draw:style-name="gr7" draw:layer="layout" svg:width="4.027cm" svg:height="6.473cm" svg:x="4.224cm" svg:y="12.313cm" svg:viewBox="0 0 4028 6474" draw:points="0,1869 11,1863 26,2570 38,3286 53,3779 67,3850 79,3687 94,3164 106,2841 120,2794 135,3049 147,3302 161,3614 173,3624 188,3277 200,2825 214,2463 229,2655 241,3145 255,3842 267,4554 282,4604 297,4024 308,2970 323,1869 335,1277 350,1403 361,2258 376,3618 391,4806 402,5419 417,5040 429,4128 444,3033 455,2024 470,1510 485,1687 497,2469 511,3283 523,3971 538,4219 552,3826 564,3400 579,3161 591,3161 605,3394 617,3580 632,3662 646,3423 658,3024 673,2576 685,2198 699,2267 714,2800 726,3400 741,4024 752,4400 767,4305 779,3823 793,3185 808,2365 820,2034 835,2185 846,2579 861,3299 876,3939 888,4333 902,4349 914,4075 929,3611 940,2989 955,2466 970,2122 982,2138 996,2412 1008,2892 1023,3444 1035,3886 1049,4216 1064,4372 1076,4112 1090,3605 1102,3085 1117,2674 1132,2324 1143,2175 1158,2472 1170,2923 1184,3423 1196,3879 1211,4037 1226,3952 1237,3719 1252,3296 1264,3011 1279,2812 1293,2648 1305,2570 1320,2721 1331,2923 1346,3060 1358,3252 1373,3494 1387,3746 1399,3889 1414,3923 1426,3842 1440,3722 1455,3416 1467,3069 1481,2560 1493,2342 1508,2302 1520,2513 1534,2838 1549,3258 1561,3719 1575,3933 1587,4034 1602,3899 1614,3507 1628,3185 1643,3011 1655,2848 1670,2803 1681,2898 1696,3138 1711,3205 1722,3397 1737,3359 1749,3176 1764,3052 1775,3062 1790,3116 1805,3280 1817,3494 1831,3592 1843,3652 1858,3642 1872,3488 1884,3221 1899,2976 1911,2872 1925,2872 1937,2999 1952,3151 1966,3488 1978,3554 1993,3441 2005,3148 2019,2828 2034,2696 2046,2627 2061,2859 2072,3350 2087,3914 2099,4315 2113,4346 2128,4018 2140,3444 2155,2848 2166,2305 2181,1973 2193,2081 2208,2500 2222,3179 2234,3769 2249,4223 2260,4447 2275,4148 2290,3631 2302,3088 2316,2557 2328,2245 2343,2336 2355,2711 2369,3122 2384,3614 2396,3886 2410,3803 2422,3535 2437,3226 2452,3011 2463,3020 2478,3236 2490,3631 2504,3746 2516,3706 2531,3221 2546,2567 2557,1942 2572,1806 2584,2220 2599,3138 2613,4323 2625,5298 2640,5654 2651,5188 2666,3886 2678,2097 2693,631 2707,0 2719,331 2734,1842 2746,3725 2760,5474 2772,6402 2787,6474 2801,5519 2813,3839 2828,2220 2840,993 2854,442 2869,908 2881,1967 2895,3211 2907,4216 2922,4926 2934,5175 2948,4813 2963,4084 2975,3062 2990,2122 3001,1554 3016,1690 3031,2211 3042,3085 3057,3996 3069,4567 3084,4541 3095,3996 3110,3318 3125,2684 3136,2378 3151,2532 3163,2898 3178,3145 3192,3450 3204,3473 3219,3318 3231,3158 3245,3033 3257,3030 3272,3221 3286,3488 3298,3772 3313,3829 3325,3746 3339,3466 3351,2996 3366,2604 3381,2513 3392,2529 3407,2869 3419,3185 3433,3498 3448,3835 3460,3939 3475,3850 3486,3665 3501,3426 3513,3043 3528,2705 3542,2428 3554,2248 3569,2157 3580,2595 3595,3406 3611,4409 3623,5043 3637,5001 3649,4532 3664,3684 3675,2838 3690,1942 3705,1299 3717,1403 3731,2172 3743,3242 3758,4018 3772,4216 3784,4107 3799,3797 3811,3655 3825,3548 3837,3318 3852,3185 3867,3138 3878,3024 3893,2976 3905,2901 3920,2809 3931,2863 3946,3129 3961,3410 3972,3479 3987,3384 3999,3214 4014,2948 4028,3027">
          <text:p/>
        </draw:polyline>
        <draw:polyline draw:style-name="gr7" draw:layer="layout" svg:width="1.441cm" svg:height="7.129cm" svg:x="2.783cm" svg:y="11.849cm" svg:viewBox="0 0 1442 7130" draw:points="0,4828 12,4771 27,4426 38,4001 53,3630 65,3402 80,3254 94,3188 106,3162 121,3061 133,3225 147,3578 159,4064 174,4338 188,4524 200,4581 215,4411 227,3945 241,3436 256,2850 268,2651 282,2806 294,3168 309,3524 321,3945 335,4086 350,4070 362,3992 377,3926 388,3778 403,3841 418,4030 429,4064 444,4030 456,3822 471,3418 482,2992 497,2699 512,2799 524,3058 538,3607 550,4197 565,4667 579,4764 591,4597 606,4143 618,3547 632,3115 644,2793 659,2838 673,3172 685,3736 700,4143 712,4338 726,4370 738,4150 753,3667 768,3365 779,3168 794,3064 806,3188 820,3620 835,4083 847,4462 862,4623 873,4392 888,3900 900,3329 915,2633 929,2188 941,2235 956,2677 967,3524 982,4553 997,5269 1009,5518 1023,5289 1035,4660 1050,3838 1061,3134 1076,2835 1091,2967 1103,3162 1117,3409 1129,3368 1144,2876 1159,2390 1171,2178 1186,2775 1198,3903 1212,5417 1224,6752 1239,7130 1254,6459 1265,4808 1280,2627 1292,842 1306,0 1318,322 1333,1809 1348,3721 1359,5310 1374,6256 1386,6275 1401,5330 1415,4057 1427,2942 1442,2333">
          <text:p/>
        </draw:polyline>
        <draw:polygon draw:style-name="gr1" draw:layer="layout" svg:width="33.658cm" svg:height="8.479cm" svg:x="2.793cm" svg:y="21.252cm" svg:viewBox="0 0 33659 8480" draw:points="0,8480 0,0 33659,0 33659,8480">
          <text:p/>
        </draw:polygon>
        <draw:line draw:style-name="gr2" draw:layer="layout" svg:x1="2.793cm" svg:y1="29.731cm" svg:x2="36.451cm" svg:y2="29.731cm">
          <text:p/>
        </draw:line>
        <draw:line draw:style-name="gr2" draw:layer="layout" svg:x1="2.793cm" svg:y1="21.252cm" svg:x2="36.451cm" svg:y2="21.252cm">
          <text:p/>
        </draw:line>
        <draw:line draw:style-name="gr2" draw:layer="layout" svg:x1="2.793cm" svg:y1="29.731cm" svg:x2="2.793cm" svg:y2="21.252cm">
          <text:p/>
        </draw:line>
        <draw:line draw:style-name="gr2" draw:layer="layout" svg:x1="36.451cm" svg:y1="29.731cm" svg:x2="36.451cm" svg:y2="21.252cm">
          <text:p/>
        </draw:line>
        <draw:line draw:style-name="gr2" draw:layer="layout" svg:x1="2.793cm" svg:y1="29.731cm" svg:x2="36.451cm" svg:y2="29.731cm">
          <text:p/>
        </draw:line>
        <draw:line draw:style-name="gr2" draw:layer="layout" svg:x1="2.793cm" svg:y1="29.731cm" svg:x2="2.793cm" svg:y2="21.252cm">
          <text:p/>
        </draw:line>
        <draw:line draw:style-name="gr2" draw:layer="layout" svg:x1="2.793cm" svg:y1="29.731cm" svg:x2="2.793cm" svg:y2="29.368cm">
          <text:p/>
        </draw:line>
        <draw:line draw:style-name="gr2" draw:layer="layout" svg:x1="2.793cm" svg:y1="21.252cm" svg:x2="2.793cm" svg:y2="21.611cm">
          <text:p/>
        </draw:line>
        <draw:line draw:style-name="gr2" draw:layer="layout" svg:x1="6.159cm" svg:y1="29.731cm" svg:x2="6.159cm" svg:y2="29.368cm">
          <text:p/>
        </draw:line>
        <draw:line draw:style-name="gr2" draw:layer="layout" svg:x1="6.159cm" svg:y1="21.252cm" svg:x2="6.159cm" svg:y2="21.611cm">
          <text:p/>
        </draw:line>
        <draw:line draw:style-name="gr2" draw:layer="layout" svg:x1="9.525cm" svg:y1="29.731cm" svg:x2="9.525cm" svg:y2="29.368cm">
          <text:p/>
        </draw:line>
        <draw:line draw:style-name="gr2" draw:layer="layout" svg:x1="9.525cm" svg:y1="21.252cm" svg:x2="9.525cm" svg:y2="21.611cm">
          <text:p/>
        </draw:line>
        <draw:line draw:style-name="gr2" draw:layer="layout" svg:x1="12.894cm" svg:y1="29.731cm" svg:x2="12.894cm" svg:y2="29.368cm">
          <text:p/>
        </draw:line>
        <draw:line draw:style-name="gr2" draw:layer="layout" svg:x1="12.894cm" svg:y1="21.252cm" svg:x2="12.894cm" svg:y2="21.611cm">
          <text:p/>
        </draw:line>
        <draw:line draw:style-name="gr2" draw:layer="layout" svg:x1="16.26cm" svg:y1="29.731cm" svg:x2="16.26cm" svg:y2="29.368cm">
          <text:p/>
        </draw:line>
        <draw:line draw:style-name="gr2" draw:layer="layout" svg:x1="16.26cm" svg:y1="21.252cm" svg:x2="16.26cm" svg:y2="21.611cm">
          <text:p/>
        </draw:line>
        <draw:line draw:style-name="gr2" draw:layer="layout" svg:x1="19.627cm" svg:y1="29.731cm" svg:x2="19.627cm" svg:y2="29.368cm">
          <text:p/>
        </draw:line>
        <draw:line draw:style-name="gr2" draw:layer="layout" svg:x1="19.627cm" svg:y1="21.252cm" svg:x2="19.627cm" svg:y2="21.611cm">
          <text:p/>
        </draw:line>
        <draw:line draw:style-name="gr2" draw:layer="layout" svg:x1="22.996cm" svg:y1="29.731cm" svg:x2="22.996cm" svg:y2="29.368cm">
          <text:p/>
        </draw:line>
        <draw:line draw:style-name="gr2" draw:layer="layout" svg:x1="22.996cm" svg:y1="21.252cm" svg:x2="22.996cm" svg:y2="21.611cm">
          <text:p/>
        </draw:line>
        <draw:line draw:style-name="gr2" draw:layer="layout" svg:x1="26.362cm" svg:y1="29.731cm" svg:x2="26.362cm" svg:y2="29.368cm">
          <text:p/>
        </draw:line>
        <draw:line draw:style-name="gr2" draw:layer="layout" svg:x1="26.362cm" svg:y1="21.252cm" svg:x2="26.362cm" svg:y2="21.611cm">
          <text:p/>
        </draw:line>
        <draw:line draw:style-name="gr2" draw:layer="layout" svg:x1="29.728cm" svg:y1="29.731cm" svg:x2="29.728cm" svg:y2="29.368cm">
          <text:p/>
        </draw:line>
        <draw:line draw:style-name="gr2" draw:layer="layout" svg:x1="29.728cm" svg:y1="21.252cm" svg:x2="29.728cm" svg:y2="21.611cm">
          <text:p/>
        </draw:line>
        <draw:line draw:style-name="gr2" draw:layer="layout" svg:x1="33.097cm" svg:y1="29.731cm" svg:x2="33.097cm" svg:y2="29.368cm">
          <text:p/>
        </draw:line>
        <draw:line draw:style-name="gr2" draw:layer="layout" svg:x1="33.097cm" svg:y1="21.252cm" svg:x2="33.097cm" svg:y2="21.611cm">
          <text:p/>
        </draw:line>
        <draw:line draw:style-name="gr2" draw:layer="layout" svg:x1="2.793cm" svg:y1="29.731cm" svg:x2="3.128cm" svg:y2="29.731cm">
          <text:p/>
        </draw:line>
        <draw:line draw:style-name="gr2" draw:layer="layout" svg:x1="36.451cm" svg:y1="29.731cm" svg:x2="36.113cm" svg:y2="29.731cm">
          <text:p/>
        </draw:line>
        <draw:line draw:style-name="gr2" draw:layer="layout" svg:x1="2.793cm" svg:y1="27.609cm" svg:x2="3.128cm" svg:y2="27.609cm">
          <text:p/>
        </draw:line>
        <draw:line draw:style-name="gr2" draw:layer="layout" svg:x1="36.451cm" svg:y1="27.609cm" svg:x2="36.113cm" svg:y2="27.609cm">
          <text:p/>
        </draw:line>
        <draw:line draw:style-name="gr2" draw:layer="layout" svg:x1="2.793cm" svg:y1="25.49cm" svg:x2="3.128cm" svg:y2="25.49cm">
          <text:p/>
        </draw:line>
        <draw:line draw:style-name="gr2" draw:layer="layout" svg:x1="36.451cm" svg:y1="25.49cm" svg:x2="36.113cm" svg:y2="25.49cm">
          <text:p/>
        </draw:line>
        <draw:line draw:style-name="gr2" draw:layer="layout" svg:x1="2.793cm" svg:y1="23.372cm" svg:x2="3.128cm" svg:y2="23.372cm">
          <text:p/>
        </draw:line>
        <draw:line draw:style-name="gr2" draw:layer="layout" svg:x1="36.451cm" svg:y1="23.372cm" svg:x2="36.113cm" svg:y2="23.372cm">
          <text:p/>
        </draw:line>
        <draw:line draw:style-name="gr2" draw:layer="layout" svg:x1="2.793cm" svg:y1="21.252cm" svg:x2="3.128cm" svg:y2="21.252cm">
          <text:p/>
        </draw:line>
        <draw:line draw:style-name="gr2" draw:layer="layout" svg:x1="36.451cm" svg:y1="21.252cm" svg:x2="36.113cm" svg:y2="21.252cm">
          <text:p/>
        </draw:line>
        <draw:line draw:style-name="gr2" draw:layer="layout" svg:x1="2.793cm" svg:y1="29.731cm" svg:x2="36.451cm" svg:y2="29.731cm">
          <text:p/>
        </draw:line>
        <draw:line draw:style-name="gr2" draw:layer="layout" svg:x1="2.793cm" svg:y1="21.252cm" svg:x2="36.451cm" svg:y2="21.252cm">
          <text:p/>
        </draw:line>
        <draw:line draw:style-name="gr2" draw:layer="layout" svg:x1="2.793cm" svg:y1="29.731cm" svg:x2="2.793cm" svg:y2="21.252cm">
          <text:p/>
        </draw:line>
        <draw:line draw:style-name="gr2" draw:layer="layout" svg:x1="36.451cm" svg:y1="29.731cm" svg:x2="36.451cm" svg:y2="21.252cm">
          <text:p/>
        </draw:line>
        <draw:polyline draw:style-name="gr7" draw:layer="layout" svg:width="4.027cm" svg:height="5.18cm" svg:x="32.424cm" svg:y="22.873cm" svg:viewBox="0 0 4028 5181" draw:points="0,2651 11,2815 26,2939 38,2857 53,2611 67,2280 79,2154 94,2134 105,2409 120,2671 132,2965 147,2999 161,2980 173,2788 188,2446 200,2261 214,2245 229,2399 241,2747 255,3077 267,3200 282,3116 294,2753 308,2245 323,1869 335,1684 349,1819 361,2280 376,2794 391,3261 402,3418 417,3431 429,3210 444,2898 455,2646 470,2403 485,2163 496,1908 511,1703 523,1627 538,1813 549,2318 564,3124 579,3935 591,4476 605,4482 617,3909 632,2869 646,1627 658,567 673,0 685,249 699,1302 711,2727 726,4112 740,5050 752,5181 767,4513 779,3355 793,2179 808,1204 820,772 835,915 846,1473 861,2235 873,2983 887,3532 902,3667 914,3613 929,3374 940,2965 955,2532 970,2204 981,1965 996,1946 1008,2126 1023,2438 1034,2677 1049,2863 1064,2888 1076,2828 1090,2696 1102,2526 1117,2482 1129,2485 1143,2674 1158,2835 1170,3017 1184,3036 1196,2892 1211,2589 1226,2258 1237,2030 1252,1898 1264,2097 1278,2425 1290,2778 1305,3109 1320,3251 1331,3235 1346,3043 1358,2791 1373,2589 1387,2393 1399,2258 1414,2258 1425,2179 1440,2251 1452,2365 1467,2560 1481,2724 1493,2992 1508,3147 1519,3178 1534,2929 1549,2532 1561,2204 1575,2097 1587,2191 1602,2286 1614,2596 1628,2892 1643,3109 1655,3113 1669,2945 1681,2627 1696,2327 1708,2176 1722,2157 1737,2204 1749,2463 1764,2750 1775,2986 1790,3169 1805,3140 1816,3012 1831,2718 1843,2516 1858,2298 1869,2123 1884,2024 1899,2157 1911,2342 1925,2655 1937,3033 1952,3282 1966,3226 1978,3056 1993,2797 2005,2399 2019,2179 2031,2141 2046,2123 2060,2283 2072,2494 2087,2775 2099,2882 2113,2965 2128,2970 2140,2815 2154,2715 2166,2636 2181,2583 2193,2488 2207,2422 2222,2396 2234,2393 2249,2469 2260,2596 2275,2623 2287,2693 2301,2835 2316,2983 2328,3027 2343,2948 2354,2731 2369,2384 2384,2078 2396,1832 2410,1889 2422,2163 2437,2630 2448,3169 2463,3522 2478,3646 2490,3399 2504,2916 2516,2336 2531,1879 2546,1646 2557,1721 2572,2106 2584,2570 2598,3100 2610,3282 2625,3194 2640,3012 2651,2809 2666,2646 2678,2557 2692,2545 2707,2497 2719,2324 2734,2167 2745,2103 2760,2232 2772,2560 2787,2911 2801,3254 2813,3374 2828,3377 2839,3056 2854,2563 2866,2154 2881,1832 2895,1741 2907,1895 2922,2261 2934,2583 2948,2848 2963,2970 2975,3012 2989,3027 3001,3062 3016,3065 3028,2973 3042,2860 3057,2640 3069,2248 3083,2015 3095,1902 3110,1952 3125,2267 3136,2617 3151,2923 3163,3093 3178,3178 3189,3223 3204,2939 3219,2611 3230,2403 3245,2280 3257,2346 3272,2406 3286,2526 3298,2503 3313,2503 3325,2560 3339,2583 3351,2636 3366,2708 3380,2715 3392,2731 3407,2737 3419,2724 3433,2601 3445,2583 3460,2536 3474,2510 3486,2599 3501,2784 3513,2929 3527,2932 3542,2765 3554,2539 3569,2251 3580,2094 3595,2069 3607,2271 3622,2576 3637,2955 3649,3232 3664,3330 3675,3223 3690,2936 3705,2563 3717,2327 3731,2116 3743,2113 3758,2302 3769,2435 3784,2633 3799,2734 3811,2775 3825,2658 3837,2661 3852,2630 3866,2589 3878,2579 3893,2664 3905,2775 3919,3017 3931,3059 3946,2955 3961,2599 3972,2277 3987,2030 3999,1955 4013,2027 4028,2271">
          <text:p/>
        </draw:polyline>
        <draw:polyline draw:style-name="gr7" draw:layer="layout" svg:width="4.028cm" svg:height="4.171cm" svg:x="28.396cm" svg:y="23.453cm" svg:viewBox="0 0 4029 4172" draw:points="0,3031 12,3419 27,3384 41,3006 53,2542 68,2000 79,1547 94,1319 106,1183 121,1183 135,1404 147,1766 162,2158 174,2451 188,2748 203,2807 215,2599 229,2413 241,2126 256,1890 268,1666 282,1609 297,1615 309,1783 323,1843 335,1839 350,1960 365,2145 376,2329 391,2441 403,2492 418,2508 429,2246 444,2057 459,1877 470,1770 485,1706 497,1695 512,1641 523,1600 538,1647 553,1909 565,2164 579,2524 591,2823 606,2924 620,2798 632,2473 647,2025 659,1571 673,1145 685,934 700,853 714,1114 726,1739 741,2382 753,2981 767,3309 782,3302 794,2930 809,2400 820,1779 835,1228 847,1010 861,1079 876,1379 888,1766 903,2048 914,2404 929,2599 944,2719 956,2669 970,2464 982,2164 997,1918 1008,1688 1023,1540 1038,1547 1050,1659 1064,1783 1076,2031 1091,2192 1103,2303 1117,2353 1132,2312 1144,2236 1158,2139 1170,2070 1185,1956 1200,1843 1211,1864 1226,1963 1238,2075 1252,2164 1264,2075 1279,1789 1294,1656 1305,1602 1320,1679 1332,2048 1347,2464 1361,2810 1373,2823 1388,2659 1399,2316 1414,1899 1426,1477 1441,1246 1455,1186 1467,1436 1482,1846 1494,2353 1508,2581 1523,2725 1535,2593 1549,2290 1561,2016 1576,1817 1588,1691 1602,1662 1617,1713 1629,1742 1643,1960 1655,2101 1670,2205 1682,2246 1696,2296 1711,2290 1723,2142 1738,2028 1749,1956 1764,1682 1779,1659 1790,1739 1805,1871 1817,2161 1832,2394 1843,2451 1858,2404 1873,2306 1884,2072 1899,1748 1911,1568 1926,1540 1940,1653 1952,1918 1967,2189 1979,2473 1993,2542 2005,2477 2020,2252 2034,1921 2046,1763 2061,1672 2073,1691 2087,1805 2102,1991 2114,2283 2129,2451 2140,2514 2155,2426 2167,2085 2181,1713 2196,1410 2208,1171 2223,1326 2234,1786 2249,2394 2261,2909 2276,3208 2290,3211 2302,2729 2317,2007 2328,1335 2343,817 2358,764 2370,1092 2384,1679 2396,2312 2411,2820 2422,3057 2437,2917 2452,2530 2464,2035 2478,1698 2490,1543 2505,1600 2519,1786 2531,2025 2546,2164 2558,2218 2572,2183 2584,2060 2599,1991 2614,1994 2625,2064 2640,2051 2652,1975 2666,1956 2681,1893 2693,1893 2708,2035 2719,2233 2734,2448 2746,2520 2761,2400 2775,2168 2787,1732 2802,1370 2813,1098 2828,1206 2840,1534 2855,2132 2869,2732 2881,3170 2896,3293 2908,3013 2922,2347 2937,1514 2949,777 2963,487 2975,739 2990,1508 3002,2420 3016,3343 3031,3829 3043,3728 3057,2889 3069,1726 3084,749 3099,114 3110,148 3125,846 3137,1956 3152,3104 3163,3956 3178,4172 3193,3590 3204,2527 3219,1319 3231,320 3246,0 3260,433 3272,1322 3287,2391 3299,3372 3313,3889 3325,3681 3340,2845 3354,1924 3366,1048 3381,619 3393,663 3407,1070 3419,1856 3434,2652 3448,3170 3460,3369 3475,3098 3487,2561 3501,1921 3516,1379 3528,1145 3543,1155 3554,1360 3569,1606 3581,1817 3595,1931 3611,2135 3623,2451 3638,2773 3649,3044 3664,3195 3679,3013 3691,2477 3705,1735 3717,877 3732,246 3743,279 3758,805 3773,1723 3785,2760 3799,3504 3811,3886 3826,3595 3840,2921 3852,1940 3867,1152 3879,720 3893,824 3905,1335 3920,1953 3935,2433 3946,2625 3961,2618 3973,2360 3987,2041 3999,1966 4014,1903 4029,2072">
          <text:p/>
        </draw:polyline>
        <draw:polyline draw:style-name="gr7" draw:layer="layout" svg:width="4.027cm" svg:height="3.973cm" svg:x="24.369cm" svg:y="23.504cm" svg:viewBox="0 0 4028 3974" draw:points="0,1905 14,1551 26,1343 41,1268 52,1438 67,1902 79,2507 94,3087 108,3301 120,2996 135,2227 146,1296 161,668 176,561 188,1050 202,1915 214,2832 229,3368 241,3238 255,2589 270,1650 282,855 296,571 308,915 323,1674 335,2649 349,3349 364,3514 376,3235 391,2526 402,1596 417,741 432,281 443,306 458,792 470,1741 485,2838 496,3605 511,3886 526,3624 538,2841 552,1866 564,952 579,312 593,142 605,539 620,1356 632,2274 646,3121 658,3678 673,3728 687,3264 699,2497 714,1633 726,902 740,593 755,697 767,1195 781,1798 793,2384 808,2919 820,2989 834,2747 849,2302 861,1728 876,1362 887,1331 902,1492 914,1886 929,2277 943,2523 955,2651 970,2472 981,2182 996,1700 1011,1340 1023,1224 1037,1359 1049,1741 1064,2178 1076,2627 1090,2759 1105,2633 1117,2251 1131,1807 1143,1539 1158,1362 1173,1432 1184,1561 1199,1876 1211,2173 1225,2435 1237,2583 1252,2494 1267,2286 1278,2056 1293,1845 1305,1687 1319,1677 1334,1778 1346,1926 1361,1983 1372,1923 1387,1876 1399,1832 1414,1892 1428,2116 1440,2311 1455,2503 1466,2497 1481,2277 1493,1863 1508,1590 1522,1432 1534,1416 1549,1633 1561,1977 1575,2277 1590,2479 1602,2532 1616,2342 1628,2053 1643,1759 1655,1539 1669,1549 1684,1694 1696,1882 1711,2087 1722,2339 1737,2459 1752,2375 1763,2160 1778,1886 1790,1590 1805,1497 1816,1577 1831,1772 1846,2078 1857,2456 1872,2794 1884,2797 1899,2490 1913,1923 1925,1239 1940,832 1952,873 1966,1265 1978,1889 1993,2651 2007,3093 2019,3178 2034,2848 2046,2280 2060,1661 2072,1268 2087,1120 2101,1167 2113,1438 2128,1804 2140,2198 2154,2431 2169,2614 2181,2664 2196,2554 2207,2242 2222,1873 2234,1485 2248,1296 2263,1388 2275,1650 2290,1980 2301,2274 2316,2500 2331,2459 2343,2336 2357,2255 2369,1939 2384,1728 2395,1617 2410,1577 2425,1646 2437,1775 2451,2030 2463,2282 2478,2475 2492,2526 2504,2475 2519,2191 2531,1835 2545,1447 2557,1277 2572,1312 2587,1614 2598,2027 2613,2456 2625,2684 2639,2643 2651,2406 2666,2053 2681,1637 2692,1432 2707,1429 2719,1687 2734,1946 2748,2227 2760,2365 2775,2378 2786,2267 2801,2090 2813,1804 2828,1738 2842,1747 2854,1801 2869,1949 2881,2214 2895,2286 2910,2238 2922,2103 2936,1915 2948,1762 2963,1738 2975,1869 2989,1990 3004,2220 3016,2331 3030,2232 3042,2081 3057,1848 3072,1677 3083,1596 3098,1725 3110,1879 3125,2012 3136,2235 3151,2450 3166,2431 3177,2286 3192,2002 3204,1637 3219,1315 3230,1265 3245,1507 3260,1942 3272,2459 3286,2797 3298,2807 3313,2614 3327,2230 3339,1772 3354,1331 3366,1094 3380,1157 3392,1482 3407,1965 3421,2440 3433,2708 3448,2791 3460,2526 3474,2198 3489,1791 3501,1546 3516,1510 3527,1567 3542,1731 3554,1996 3568,2207 3583,2346 3595,2251 3611,2034 3622,1658 3637,1442 3652,1549 3664,1832 3678,2150 3690,2547 3705,2724 3716,2750 3731,2526 3746,2242 3758,1955 3772,1715 3784,1445 3799,1135 3813,902 3825,804 3840,1141 3852,1851 3866,2851 3878,3611 3893,3974 3908,3759 3919,3005 3934,1876 3946,864 3960,130 3972,0 3987,499 4002,1346 4013,2245 4028,2980">
          <text:p/>
        </draw:polyline>
        <draw:polyline draw:style-name="gr7" draw:layer="layout" svg:width="4.028cm" svg:height="5.525cm" svg:x="20.341cm" svg:y="22.753cm" svg:viewBox="0 0 4029 5526" draw:points="0,3195 15,3403 26,3366 41,3138 53,2855 68,2628 82,2577 94,2553 109,2597 121,2603 135,2520 150,2470 162,2587 176,2701 188,3041 203,3299 215,3375 229,3130 244,2779 256,2353 270,2137 282,2171 297,2405 309,2770 323,3047 338,3190 350,3088 364,2940 376,2754 391,2530 406,2405 417,2379 432,2420 444,2543 459,2637 470,2805 485,2880 500,3091 512,3195 526,3192 538,3041 553,2764 567,2449 579,2155 594,2140 606,2392 620,2650 632,2933 647,3167 661,3252 673,3180 688,2975 700,2792 714,2650 729,2505 741,2405 756,2322 767,2401 782,2543 794,2613 808,2814 823,2987 835,3123 850,3083 861,2987 876,2871 888,2754 902,2704 917,2669 929,2647 944,2653 955,2681 970,2694 985,2704 997,2720 1011,2770 1023,2802 1038,2741 1049,2782 1064,2722 1079,2738 1091,2717 1105,2660 1117,2685 1132,2691 1147,2767 1158,2805 1173,2902 1185,2928 1199,2940 1211,2802 1226,2613 1241,2306 1252,2137 1267,2197 1279,2473 1294,2862 1308,3379 1320,3624 1335,3580 1346,3287 1361,2681 1373,2023 1388,1660 1402,1691 1414,2145 1429,2770 1440,3356 1455,3719 1467,3665 1482,3302 1496,2880 1508,2423 1523,2164 1535,2130 1549,2294 1564,2442 1576,2653 1590,2839 1602,2959 1617,3145 1629,3312 1643,3335 1658,3076 1670,2720 1684,2262 1696,1991 1711,1896 1726,2064 1737,2405 1752,2896 1764,3375 1779,3707 1790,3744 1805,3603 1820,3117 1831,2559 1846,1937 1858,1493 1873,1436 1887,1828 1899,2527 1914,3350 1926,4091 1940,4296 1952,3823 1967,2855 1981,1735 1993,1045 2008,991 2020,1647 2034,2714 2046,3811 2061,4552 2075,4718 2087,4148 2102,3148 2114,2108 2128,1319 2143,1004 2155,1187 2170,1880 2181,2584 2196,3268 2208,3675 2222,3829 2237,3650 2249,3335 2264,2987 2275,2732 2290,2574 2305,2517 2317,2297 2331,2208 2343,2190 2358,2212 2369,2338 2384,2610 2399,2925 2411,3268 2425,3495 2437,3419 2452,3050 2466,2610 2478,2247 2493,2044 2505,2155 2519,2470 2531,2956 2546,3325 2561,3454 2572,3231 2587,3000 2599,2644 2613,2294 2625,2120 2640,2104 2655,2234 2666,2502 2681,2826 2693,3101 2708,3195 2722,3287 2734,3309 2749,3274 2760,3177 2775,2915 2787,2571 2802,2218 2816,1979 2828,2044 2843,2272 2855,2660 2869,2845 2884,2933 2896,2808 2910,2710 2922,2722 2937,2821 2949,3190 2963,3517 2978,3593 2990,3492 3004,3154 3016,2473 3031,1815 3046,1342 3057,1259 3072,1631 3084,2372 3099,3158 3110,3808 3125,4097 3140,4029 3151,3495 3166,2899 3178,2316 3193,1836 3204,1714 3219,1852 3234,2187 3246,2590 3260,2987 3272,3294 3287,3401 3301,3325 3313,3126 3328,2808 3340,2590 3354,2697 3366,2962 3381,3161 3395,3198 3407,2893 3422,2265 3434,1534 3448,963 3463,890 3475,1584 3490,2925 3501,4391 3516,5450 3528,5526 3542,5129 3557,3448 3569,1524 3584,95 3595,0 3610,26 3626,1335 3638,3138 3652,4710 3664,5444 3679,5295 3690,4186 3705,2634 3720,1376 3732,768 3746,1045 3758,1937 3773,3000 3785,3795 3799,4082 3814,3751 3826,3117 3840,2436 3852,1909 3867,1742 3882,1899 3893,2338 3908,2811 3920,3190 3934,3322 3946,3211 3961,3010 3976,2883 3987,2829 4002,2858 4014,2824 4029,2657">
          <text:p/>
        </draw:polyline>
        <draw:polyline draw:style-name="gr7" draw:layer="layout" svg:width="4.028cm" svg:height="5.467cm" svg:x="16.313cm" svg:y="22.788cm" svg:viewBox="0 0 4029 5468" draw:points="0,2659 15,2703 27,2877 42,3050 56,3154 68,2999 83,2760 95,2482 109,2230 121,2066 136,2148 150,2457 162,2766 177,2974 189,3072 203,3075 218,3072 230,2924 244,2750 256,2460 271,2363 283,2404 297,2482 312,2643 324,2810 339,2908 350,2877 365,2895 380,2760 391,2779 406,2779 418,2709 433,2548 444,2404 459,2300 474,2404 485,2729 500,3273 512,3589 527,3753 541,3504 553,2756 568,1773 580,937 594,650 606,1162 621,2256 635,3627 647,4740 662,5253 674,5077 688,4062 700,2602 715,1277 730,427 741,316 756,887 768,2059 782,3122 797,3933 809,4201 824,3914 835,3314 850,2732 862,2324 877,2208 891,2420 903,2797 918,2968 929,2946 944,2633 959,2236 971,1968 985,1991 997,2309 1012,2810 1023,3273 1038,3646 1053,3759 1065,3525 1079,3094 1091,2444 1106,2025 1120,1773 1132,1735 1147,1943 1159,2410 1173,2948 1185,3434 1200,3602 1215,3482 1226,3160 1241,2773 1253,2475 1267,2223 1279,2167 1294,2293 1309,2514 1320,2640 1335,2860 1347,2961 1362,2883 1376,2833 1388,2833 1403,2804 1414,2844 1429,2789 1441,2687 1456,2555 1470,2460 1482,2422 1497,2501 1509,2583 1523,2794 1538,2901 1550,3072 1564,3031 1576,2860 1591,2665 1603,2488 1617,2347 1632,2324 1644,2545 1658,2833 1670,3189 1685,3333 1700,3356 1711,2977 1726,2514 1738,1962 1753,1565 1764,1565 1779,1887 1794,2649 1805,3514 1820,4172 1832,4415 1847,3990 1858,3249 1873,2173 1888,1199 1900,689 1914,884 1926,1729 1941,2908 1955,3983 1967,4567 1982,4421 1994,3772 2008,2839 2020,2006 2035,1470 2049,1398 2061,1637 2076,2161 2088,2662 2102,3210 2117,3737 2129,4223 2144,4525 2155,4279 2170,3343 2182,1833 2196,222 2211,39 2223,0 2238,685 2249,3431 2264,5367 2279,5383 2291,5409 2305,5430 2317,2422 2332,112 2343,35 2358,32 2373,32 2385,2675 2399,4532 2411,5468 2426,5216 2438,3961 2452,2555 2467,1578 2479,1240 2493,1558 2505,2334 2520,3028 2535,3478 2546,3428 2561,3059 2573,2511 2587,2183 2599,2167 2614,2495 2629,3021 2640,3374 2655,3394 2667,3138 2682,2672 2696,2217 2708,1940 2723,1915 2734,2173 2749,2640 2761,3106 2776,3366 2790,3377 2802,3229 2817,2914 2829,2596 2843,2350 2858,2303 2870,2309 2884,2444 2896,2703 2911,2984 2923,3091 2937,3034 2952,2789 2964,2428 2978,2199 2990,2227 3005,2448 3017,2747 3031,3047 3046,3202 3058,3277 3073,3106 3084,2797 3099,2441 3114,2108 3125,2041 3140,2202 3152,2558 3167,3047 3178,3346 3193,3514 3208,3431 3220,2911 3234,2331 3246,1867 3261,1578 3275,1679 3287,2059 3302,2782 3314,3532 3328,4115 3340,4276 3355,3990 3369,3312 3381,2492 3396,1773 3408,1341 3422,1319 3437,1662 3449,2155 3464,2716 3475,3267 3490,3579 3502,3636 3516,3535 3531,3267 3543,2779 3558,2413 3569,2139 3584,1952 3599,2054 3611,2404 3626,2722 3638,3028 3653,3226 3664,3166 3679,2927 3694,2659 3706,2454 3720,2394 3732,2568 3747,2857 3758,3116 3773,3145 3788,2999 3800,2709 3814,2316 3826,1950 3841,1851 3856,2044 3867,2526 3882,3072 3894,3630 3908,3876 3920,3712 3935,3185 3950,2482 3961,1880 3976,1575 3988,1726 4003,2212 4017,2737 4029,3160">
          <text:p/>
        </draw:polyline>
        <draw:polyline draw:style-name="gr7" draw:layer="layout" svg:width="4.027cm" svg:height="4.134cm" svg:x="12.286cm" svg:y="23.523cm" svg:viewBox="0 0 4028 4135" draw:points="0,1316 15,1669 29,2186 41,2577 56,2722 67,2659 82,2391 94,1968 109,1700 123,1489 135,1360 150,1363 162,1602 176,1968 191,2208 203,2428 217,2524 229,2334 244,2056 256,1836 270,1640 285,1640 297,1864 312,2155 323,2391 338,2485 353,2290 364,1798 379,1310 391,1069 406,1145 417,1710 432,2378 447,2880 459,3142 473,2921 485,2334 500,1606 514,934 526,733 541,905 553,1609 567,2397 579,2937 594,3044 608,2779 620,2189 635,1571 647,1133 661,1089 673,1354 688,1877 702,2422 714,2747 729,2800 741,2608 755,2249 770,1804 782,1448 797,1306 808,1253 823,1445 835,1814 849,2075 864,2371 876,2561 891,2574 902,2425 917,2179 932,1958 944,1675 958,1482 970,1423 985,1514 996,1776 1011,2044 1026,2280 1038,2387 1052,2312 1064,2132 1079,1927 1094,1814 1105,1858 1120,1921 1132,1991 1146,1952 1158,1858 1173,1783 1188,1719 1199,1786 1214,1902 1226,2098 1240,2243 1252,2368 1267,2397 1282,2384 1293,2183 1308,1902 1320,1635 1335,1375 1349,1246 1361,1310 1376,1628 1387,2028 1402,2545 1414,2829 1429,2779 1443,2508 1455,1994 1470,1482 1482,1123 1496,1123 1511,1586 1523,2155 1537,2675 1549,2807 1564,2564 1576,2160 1590,1669 1605,1328 1617,1262 1631,1470 1643,1883 1658,2148 1673,2464 1684,2542 1699,2532 1711,2404 1726,2220 1737,1877 1752,1495 1767,1180 1778,1060 1793,1274 1805,1697 1820,2277 1831,2857 1846,3239 1861,3173 1873,2520 1887,1854 1899,1209 1914,843 1928,864 1940,1240 1955,1820 1967,2378 1981,2735 1993,2797 2008,2539 2022,2179 2034,1839 2049,1586 2061,1432 2075,1578 2090,1786 2102,2002 2117,2186 2128,2375 2143,2454 2155,2482 2169,2464 2184,2179 2196,1723 2211,1186 2222,783 2237,716 2252,1158 2264,1896 2278,2696 2290,3306 2305,3595 2316,3359 2331,2800 2346,2066 2358,1420 2372,947 2384,650 2399,716 2411,988 2425,1394 2440,1947 2452,2475 2466,2886 2478,3169 2493,3223 2508,3116 2519,2729 2534,2142 2546,1334 2560,704 2572,256 2587,323 2602,864 2613,1823 2628,2886 2640,3790 2655,4135 2669,3702 2681,2592 2696,1477 2707,508 2722,0 2734,86 2749,837 2763,1814 2775,2833 2790,3545 2802,3649 2816,3239 2831,2467 2843,1713 2857,1133 2869,817 2884,902 2896,1243 2910,1750 2925,2202 2937,2561 2951,2599 2963,2511 2978,2371 2990,2217 3004,2069 3019,1978 3031,1836 3046,1672 3057,1495 3072,1375 3087,1429 3098,1628 3113,1877 3125,2199 3140,2475 3151,2693 3166,2750 3181,2545 3193,2196 3207,1687 3219,1391 3234,1246 3248,1297 3260,1511 3275,1843 3287,2160 3301,2360 3313,2454 3328,2416 3342,2256 3354,2095 3369,1997 3381,1807 3395,1662 3410,1656 3422,1700 3437,1807 3448,1937 3463,2123 3475,2202 3489,2208 3504,2155 3516,1911 3531,1791 3542,1845 3557,2019 3569,2119 3584,2179 3598,2101 3610,1887 3626,1659 3637,1495 3652,1571 3667,1871 3679,2264 3693,2592 3705,2753 3720,2719 3732,2350 3746,1763 3761,1202 3773,937 3787,994 3799,1363 3814,1880 3829,2464 3840,2804 3855,2854 3867,2636 3881,2262 3893,1810 3908,1533 3923,1388 3934,1482 3949,1719 3961,1924 3975,2091 3990,2095 4002,2044 4017,1940 4028,1924">
          <text:p/>
        </draw:polyline>
        <draw:polyline draw:style-name="gr7" draw:layer="layout" svg:width="4.025cm" svg:height="3.617cm" svg:x="8.261cm" svg:y="23.8cm" svg:viewBox="0 0 4026 3618" draw:points="0,1271 12,1492 27,1675 39,1808 53,1846 65,1755 80,1625 94,1502 106,1463 121,1375 133,1429 147,1685 162,2016 174,2145 188,2148 200,2000 215,1701 227,1385 241,1139 256,1107 268,1425 282,1828 294,2354 309,2678 324,2685 335,2379 350,1758 362,1060 377,572 388,385 403,627 418,1082 429,1603 444,2164 456,2458 471,2366 482,2101 497,1761 512,1638 524,1729 538,1937 550,2241 565,2281 579,2208 591,1777 606,1208 618,681 632,448 644,631 659,1012 674,1555 685,2231 700,2811 712,3047 726,2984 741,2416 753,1691 768,1123 779,684 794,596 806,780 820,1284 835,1751 847,2124 862,2252 873,2086 888,1846 903,1704 915,1720 929,1828 941,2098 956,2319 967,2303 982,1950 997,1438 1009,811 1023,476 1035,596 1050,1145 1062,1906 1076,2637 1091,3006 1103,2829 1117,2155 1129,1290 1144,520 1159,45 1170,187 1185,861 1197,1732 1211,2741 1223,3385 1238,3618 1253,3274 1264,2520 1279,1708 1291,943 1306,379 1320,199 1332,297 1347,735 1358,1268 1373,1831 1385,2369 1400,2717 1414,2764 1426,2688 1441,2360 1453,1836 1467,1240 1482,792 1494,556 1508,483 1520,684 1535,1189 1547,1724 1561,2312 1576,2802 1588,3006 1602,3044 1614,2826 1629,2335 1641,1660 1655,1104 1670,694 1682,546 1697,723 1708,1120 1723,1489 1738,1868 1749,2177 1764,2208 1776,2117 1791,1932 1802,1654 1817,1508 1832,1492 1844,1451 1858,1573 1870,1745 1885,1849 1899,1815 1911,1852 1926,1868 1938,1768 1952,1724 1964,1657 1979,1628 1993,1613 2005,1596 2020,1673 2032,1714 2046,1836 2061,1982 2073,1963 2088,1875 2099,1789 2114,1485 2126,1126 2140,836 2155,965 2167,1268 2182,1833 2193,2496 2208,2862 2220,2818 2235,2382 2249,1688 2261,962 2276,530 2287,624 2302,1000 2317,1620 2329,2234 2343,2581 2355,2660 2370,2285 2382,1805 2396,1290 2411,1025 2423,1012 2437,1173 2449,1485 2464,1925 2479,2124 2490,2187 2505,2095 2517,1824 2531,1555 2543,1375 2558,1309 2573,1445 2584,1704 2599,1893 2611,2117 2626,2127 2640,2086 2652,1786 2667,1549 2678,1277 2693,1117 2705,1154 2720,1458 2734,1768 2746,2013 2761,2205 2773,2301 2787,2083 2799,1856 2814,1549 2828,1344 2840,1268 2855,1325 2867,1546 2881,1748 2896,1947 2908,1985 2922,1805 2934,1631 2949,1413 2961,1388 2975,1555 2990,2032 3002,2301 3017,2218 3028,1893 3043,1401 3058,855 3069,627 3084,788 3096,1369 3111,2268 3122,2987 3137,3221 3152,2966 3164,2231 3178,1347 3190,448 3205,0 3219,215 3231,896 3246,1883 3258,2704 3272,3126 3284,3022 3299,2514 3313,1812 3325,1177 3340,814 3352,785 3366,962 3381,1261 3393,1651 3408,1950 3419,2111 3434,2184 3446,2174 3460,2127 3475,1890 3487,1675 3502,1381 3513,1413 3528,1508 3540,1580 3554,1570 3569,1577 3581,1454 3596,1321 3608,1391 3623,1625 3638,1903 3650,2312 3664,2641 3676,2717 3691,2445 3703,1836 3717,1104 3732,385 3744,161 3758,549 3770,1303 3785,2161 3800,2871 3811,3035 3826,2672 3838,1969 3852,1173 3864,666 3879,644 3894,1035 3905,1625 3920,2231 3932,2581 3947,2610 3961,2360 3973,1878 3988,1300 3999,921 4014,804 4026,1038">
          <text:p/>
        </draw:polyline>
        <draw:polyline draw:style-name="gr7" draw:layer="layout" svg:width="4.027cm" svg:height="5.676cm" svg:x="4.234cm" svg:y="22.662cm" svg:viewBox="0 0 4028 5677" draw:points="0,2514 11,2836 26,3198 38,3406 53,3567 67,3517 79,3353 94,3016 106,2675 120,2363 135,2114 147,1991 161,1978 173,2234 188,2647 200,3151 214,3678 229,3987 241,3993 255,3735 267,3224 282,2600 297,2038 308,1770 323,1849 335,2085 350,2530 361,2943 376,3258 391,3315 402,3170 417,2962 429,2839 444,2811 455,2829 470,2959 485,3078 497,3078 511,2974 523,2706 538,2436 552,2231 564,2215 579,2448 591,2811 605,3286 617,3684 632,3719 646,3403 658,2754 673,2088 685,1609 699,1527 714,1991 726,2842 741,3798 752,4523 767,4633 779,4116 793,3208 808,2192 820,1332 835,941 846,1142 861,1856 876,2877 888,3772 902,4362 914,4444 929,4268 940,3678 955,2880 970,2148 982,1553 996,1231 1008,1218 1023,1708 1035,2489 1049,3416 1064,4362 1076,4832 1090,4677 1102,3959 1117,2902 1132,1773 1143,1041 1158,957 1170,1524 1184,2460 1196,3394 1211,4040 1226,4236 1237,3911 1252,3255 1264,2564 1279,2174 1293,2073 1305,2340 1320,2811 1331,3104 1346,3192 1358,3129 1373,2966 1387,2691 1399,2498 1414,2540 1426,2650 1440,2924 1455,3114 1467,3227 1481,3081 1493,2899 1508,2691 1520,2564 1534,2530 1549,2665 1561,2896 1575,2977 1587,2915 1602,2902 1614,2751 1628,2605 1643,2644 1655,2748 1670,2927 1681,3255 1696,3394 1711,3278 1722,2899 1737,2404 1749,1978 1764,1896 1775,2239 1790,2836 1805,3580 1817,4012 1831,4000 1843,3454 1858,2584 1872,1792 1884,1426 1899,1594 1911,2335 1925,3164 1937,3949 1952,4239 1966,3936 1978,3158 1993,2392 2005,1763 2019,1581 2034,1893 2046,2574 2061,3281 2072,3785 2087,3905 2099,3587 2113,2974 2128,2444 2140,2111 2155,2114 2166,2366 2181,2829 2193,3138 2208,3322 2222,3379 2234,3182 2249,2836 2260,2486 2275,2293 2290,2164 2302,2303 2316,2650 2328,3010 2343,3454 2355,3675 2369,3533 2384,3202 2396,2763 2410,2379 2422,2183 2437,2329 2452,2675 2463,2987 2478,3151 2490,3013 2504,2641 2516,2224 2531,2013 2546,2231 2557,2902 2572,3775 2584,4378 2599,4432 2613,3766 2625,2656 2640,1644 2651,1048 2666,1095 2678,1773 2693,2766 2707,3665 2719,4154 2734,3987 2746,3447 2760,2977 2772,2748 2787,3025 2801,3406 2813,3530 2828,3110 2840,2035 2854,739 2869,0 2881,41 2895,1436 2907,3614 2922,5547 2934,5583 2948,5604 2963,5607 2975,3107 2990,669 3001,136 3016,120 3031,104 3042,1389 3057,3494 3069,5100 3084,5506 3095,5535 3110,4822 3125,3457 3136,2256 3151,1379 3163,966 3178,1162 3192,1701 3204,2464 3219,3185 3231,3694 3245,3876 3257,3605 3272,3135 3286,2602 3298,2114 3313,1903 3325,2048 3339,2694 3351,3611 3366,4479 3381,4913 3392,4453 3407,3174 3419,1404 3433,76 3448,63 3460,79 3475,1496 3486,4170 3501,5645 3513,5677 3528,5674 3542,5639 3554,2426 3569,79 3580,26 3595,16 3611,34 3623,2060 3637,4365 3649,5583 3664,5586 3675,5557 3690,4292 3705,2501 3717,916 3731,133 3743,190 3758,937 3772,2496 3784,3993 3799,5077 3811,5321 3825,4762 3837,3548 3852,2290 3867,1335 3878,919 3893,1124 3905,1867 3920,2886 3931,3759 3946,4170 3961,4006 3972,3514 3987,2886 3999,2533 4014,2303 4028,2410">
          <text:p/>
        </draw:polyline>
        <draw:polyline draw:style-name="gr7" draw:layer="layout" svg:width="1.441cm" svg:height="5.439cm" svg:x="2.793cm" svg:y="22.779cm" svg:viewBox="0 0 1442 5440" draw:points="0,3405 12,3540 27,3314 38,2759 53,2118 65,1479 80,1198 94,1372 106,2106 121,3084 133,4096 147,4751 159,4919 174,4433 188,3475 200,2116 215,848 227,0 241,25 256,460 268,2071 282,3865 294,5294 309,5440 321,5412 335,4379 350,2598 362,1097 377,211 388,145 403,886 418,1990 429,3090 444,3815 456,4161 471,4020 482,3641 497,3172 512,2731 524,2375 538,2201 550,2160 565,2170 579,2238 591,2412 606,2538 618,2771 632,3027 644,3254 659,3295 673,3241 685,3064 700,2731 712,2570 726,2409 738,2276 753,2141 768,1983 779,2012 794,2333 806,2945 820,3727 835,4319 847,4483 862,3888 873,2731 888,1365 900,312 915,57 929,759 941,2352 956,4118 967,5351 982,5434 997,5215 1009,3597 1023,1898 1035,548 1050,10 1061,258 1076,1352 1091,2727 1103,3888 1117,4503 1129,4547 1144,3935 1159,3118 1171,2406 1186,2050 1198,1961 1212,2138 1224,2430 1239,2557 1254,2583 1265,2519 1280,2513 1292,2749 1306,3024 1318,3257 1333,3371 1348,3352 1359,3140 1374,2715 1386,2289 1401,1939 1415,1886 1427,2043 1442,2396">
          <text:p/>
        </draw:polyline>
        <draw:frame draw:style-name="gr8" draw:layer="layout" svg:width="7.688cm" svg:height="8.473cm" svg:x="38.205cm" svg:y="11.313cm">
          <draw:image xlink:href="Pictures/1000000000000032000000321ADBD5A8.png" xlink:type="simple" xlink:show="embed" xlink:actuate="onLoad">
            <text:p/>
          </draw:image>
        </draw:frame>
        <draw:line draw:style-name="gr9" draw:text-style-name="P3" draw:layer="layout" svg:x1="46.293cm" svg:y1="1.395cm" svg:x2="46.293cm" svg:y2="9.868cm">
          <text:p/>
        </draw:line>
        <draw:frame draw:style-name="gr10" draw:text-style-name="P4" draw:layer="layout" svg:width="3.071cm" svg:height="1.411cm" svg:x="46.622cm" svg:y="6.577cm">
          <draw:text-box>
            <text:p><text:span text:style-name="T2">20 dB</text:span></text:p>
          </draw:text-box>
        </draw:frame>
        <draw:g>
          <svg:title>TexMaths</svg:title>
          <svg:desc>12§display§\text{time} ($\mu$s)</svg:desc>
          <draw:polygon draw:style-name="gr11" draw:layer="layout" svg:width="6.612cm" svg:height="1.906cm" svg:x="16.505cm" svg:y="31.743cm" svg:viewBox="0 0 6613 1907" draw:points="3307,1907 0,1907 0,0 6613,0 6613,1907">
            <text:p/>
          </draw:polygon>
          <draw:path draw:style-name="gr12" draw:layer="layout" svg:width="0.56cm" svg:height="1.196cm" svg:x="16.54cm" svg:y="31.997cm" svg:viewBox="0 0 561 1197" svg:d="M278 412h253v-60h-253v-352h-45c-5 157-56 363-233 368v44h152v525c0 239 167 260 232 260 127 0 177-135 177-260v-108h-45v108c0 141-51 212-122 212-116 0-116-174-116-206z">
            <text:p/>
          </draw:path>
          <draw:path draw:style-name="gr12" draw:layer="layout" svg:width="0.383cm" svg:height="1.277cm" svg:x="17.253cm" svg:y="31.894cm" svg:viewBox="0 0 384 1278" svg:d="M258 433l-253 22v60c121 0 137 11 137 103v514c0 86-21 86-142 86v60c56 0 157-5 197-5 66 0 127 5 187 5v-60c-116 0-126-10-126-81zM268 103c0-65-46-103-96-103-56 0-96 54-96 103 0 48 40 98 96 98 50 0 96-39 96-98z">
            <text:p/>
          </draw:path>
          <draw:path draw:style-name="gr12" draw:layer="layout" svg:width="1.389cm" svg:height="0.844cm" svg:x="17.749cm" svg:y="32.328cm" svg:viewBox="0 0 1390 845" svg:d="M142 190v508c0 87-21 87-142 87v60c61 0 152-5 202-5 46 0 137 5 197 5v-60c-116 0-136 0-136-87v-352c0-195 126-303 238-303 116 0 136 103 136 211v444c0 87-20 87-142 87v60c61 0 152-5 203-5 45 0 136 5 197 5v-60c-116 0-137 0-137-87v-352c0-195 127-303 243-303 111 0 132 103 132 211v444c0 87-21 87-142 87v60c61 0 152-5 202-5 46 0 137 5 197 5v-60c-91 0-136 0-136-54v-368c0-162 0-222-56-292-25-33-86-71-187-71-151 0-227 114-258 190-25-169-156-190-237-190-132 0-213 82-263 201v-201l-253 21v61c126 0 142 10 142 108z">
            <text:p/>
          </draw:path>
          <draw:path draw:style-name="gr12" draw:layer="layout" svg:width="0.692cm" svg:height="0.876cm" svg:x="19.22cm" svg:y="32.317cm" svg:viewBox="0 0 693 877" svg:d="M152 373c10-281 161-330 222-330 182 0 202 261 202 330zM147 417h500c41 0 46 0 46-44 0-189-96-373-319-373-207 0-374 195-374 439 0 254 187 438 394 438 218 0 299-211 299-248 0-17-16-22-26-22-15 0-15 11-20 27-66 195-222 195-243 195-91 0-161-55-202-125-55-92-55-222-55-287z">
            <text:p/>
          </draw:path>
          <draw:path draw:style-name="gr12" draw:layer="layout" svg:width="0.419cm" svg:height="1.906cm" svg:x="20.135cm" svg:y="31.743cm" svg:viewBox="0 0 420 1907" svg:d="M420 1890c0-6 0-11-36-43-222-238-278-602-278-894 0-330 66-660 288-899 26-27 26-27 26-33 0-16-10-21-21-21-20 0-182 130-288 373-91 212-111 423-111 580 0 152 20 379 116 596 112 238 263 358 283 358 11 0 21-5 21-17z">
            <text:p/>
          </draw:path>
          <draw:path draw:style-name="gr12" draw:layer="layout" svg:width="0.965cm" svg:height="1.256cm" svg:x="20.706cm" svg:y="32.328cm" svg:viewBox="0 0 966 1257" svg:d="M359 174c10-39 25-114 25-120 0-33-20-54-50-54-5 0-56 0-71 71l-258 1105c-5 21-5 26-5 32 0 27 20 49 51 49 35 0 60-33 60-39 10-16 31-119 101-411 56 49 137 60 172 60 127 0 192-87 238-141 15 86 81 141 162 141 60 0 101-43 131-109 30-65 51-184 51-184 0-22-15-22-21-22-15 0-20 6-25 33-30 125-60 239-136 239-46 0-51-50-51-87 0-44 20-130 36-201l50-206c5-26 20-103 30-129 11-44 26-114 26-130 0-33-26-50-51-50-10 0-55 0-71 66l-86 357c-20 98-40 179-45 195 0 11-86 185-233 185-86 0-131-66-131-169 0-53 15-108 25-162z">
            <text:p/>
          </draw:path>
          <draw:path draw:style-name="gr12" draw:layer="layout" svg:width="0.585cm" svg:height="0.876cm" svg:x="21.778cm" svg:y="32.317cm" svg:viewBox="0 0 586 877" svg:d="M313 487c41 6 188 39 188 174 0 97-61 179-203 179-151 0-217-114-247-277-5-21-11-32-26-32-25 0-25 16-25 48v255c0 33 0 43 20 43 10 0 10 0 46-37 0 0 0-6 35-44 76 81 157 81 197 81 208 0 288-124 288-265 0-103-55-157-75-179-61-65-127-81-203-92-101-21-222-48-222-157 0-70 45-146 202-146 197 0 202 173 207 232 6 17 21 17 21 17 25 0 25-10 25-49v-195c0-32 0-43-20-43-10 0-10 0-36 21-5 11-25 27-30 33-66-54-142-54-167-54-222 0-288 130-288 233 0 71 30 124 76 168 61 48 111 59 237 86z">
            <text:p/>
          </draw:path>
          <draw:path draw:style-name="gr12" draw:layer="layout" svg:width="0.419cm" svg:height="1.906cm" svg:x="22.527cm" svg:y="31.743cm" svg:viewBox="0 0 420 1907" svg:d="M420 953c0-146-21-379-122-596-106-233-263-357-278-357s-20 5-20 21c0 6 0 6 35 44 177 189 278 493 278 888 0 331-65 667-288 905-25 21-25 26-25 32 0 12 5 17 20 17s177-131 283-369c91-211 117-423 117-585z">
            <text:p/>
          </draw:path>
        </draw:g>
        <draw:frame draw:style-name="gr13" draw:layer="layout" svg:width="7.7cm" svg:height="8.58cm" svg:x="38.193cm" svg:y="1.396cm">
          <draw:image xlink:href="Pictures/10000000000000320000002E4344D1E3.png" xlink:type="simple" xlink:show="embed" xlink:actuate="onLoad">
            <text:p/>
          </draw:image>
        </draw:frame>
        <draw:frame draw:style-name="gr14" draw:layer="layout" svg:width="7.7cm" svg:height="8.581cm" svg:x="38.193cm" svg:y="21.237cm">
          <draw:image xlink:href="Pictures/10000000000000320000001BAF57816D.png" xlink:type="simple" xlink:show="embed" xlink:actuate="onLoad">
            <text:p/>
          </draw:image>
        </draw:frame>
        <draw:g>
          <svg:title>TexMaths</svg:title>
          <svg:desc>12§display§v(t)\hspace{2px}(\text{Volts})</svg:desc>
          <draw:polygon draw:style-name="gr11" draw:layer="layout" svg:width="9.357cm" svg:height="1.792cm" draw:transform="rotate (1.5707963267949) translate (0cm 20.1176205673759cm)" svg:viewBox="0 0 9358 1793" draw:points="4682,1793 0,1793 0,0 9358,0 9358,1793">
            <text:p/>
          </draw:polygon>
          <draw:path draw:style-name="gr12" draw:layer="layout" svg:width="0.846cm" svg:height="0.814cm" draw:transform="rotate (1.5707963267949) translate (0.55026264225302cm 20.0629273477875cm)" svg:viewBox="0 0 847 815" svg:d="M847 127c0-96-48-127-81-127-50 0-99 46-99 87 0 25 11 35 33 56 38 35 66 81 66 147 0 72-115 484-344 484-99 0-143-61-143-152 0-102 49-235 109-383 16-30 28-56 28-91 0-82-66-148-159-148-186 0-257 260-257 275 0 21 21 21 21 21 23 0 23-6 34-31 54-183 136-224 197-224 11 0 43 0 43 56 0 46-16 92-32 127-83 209-110 291-110 367 0 199 170 224 263 224 322 0 431-596 431-688z">
            <text:p/>
          </draw:path>
          <draw:path draw:style-name="gr12" draw:layer="layout" svg:width="0.453cm" svg:height="1.792cm" draw:transform="rotate (1.5707963267949) translate (0cm 18.9253083803489cm)" svg:viewBox="0 0 454 1793" svg:d="M454 1778c0-5 0-10-38-41-241-224-301-565-301-840 0-311 71-622 312-846 27-26 27-26 27-31 0-15-11-20-22-20-22 0-197 122-312 352-99 198-120 397-120 545 0 142 21 356 125 560 121 224 285 336 307 336 11 0 22-5 22-15z">
            <text:p/>
          </draw:path>
          <draw:path draw:style-name="gr12" draw:layer="layout" svg:width="0.595cm" svg:height="1.145cm" draw:transform="rotate (1.5707963267949) translate (0.22418107647346cm 18.3236829648767cm)" svg:viewBox="0 0 596 1146" svg:d="M355 408h181c38 0 60 0 60-36 0-20-22-20-54-20h-170c71-255 76-291 76-301 0-31-21-51-54-51-6 0-60 0-77 66l-77 286h-180c-39 0-60 0-60 35 0 21 16 21 55 21h169c-136 509-148 540-148 570 0 97 77 168 181 168 197 0 306-265 306-275 0-20-16-20-21-20-16 0-23 5-28 25-87 189-186 230-251 230-44 0-60-21-60-82 0-46 0-56 10-87z">
            <text:p/>
          </draw:path>
          <draw:path draw:style-name="gr12" draw:layer="layout" svg:width="0.453cm" svg:height="1.792cm" draw:transform="rotate (1.5707963267949) translate (0cm 17.563447212598cm)" svg:viewBox="0 0 454 1793" svg:d="M454 897c0-138-22-357-131-561-115-219-284-336-302-336-16 0-21 5-21 20 0 5 0 5 39 41 191 178 300 464 300 836 0 311-71 626-312 851-27 20-27 25-27 30 0 10 5 15 21 15 18 0 192-122 307-346 99-199 126-397 126-550z">
            <text:p/>
          </draw:path>
          <draw:path draw:style-name="gr12" draw:layer="layout" svg:width="0.453cm" svg:height="1.792cm" draw:transform="rotate (1.5707963267949) translate (0cm 16.3492577377358cm)" svg:viewBox="0 0 454 1793" svg:d="M454 1778c0-5 0-10-38-41-241-224-301-565-301-840 0-311 71-622 312-846 27-26 27-26 27-31 0-15-11-20-22-20-22 0-197 122-312 352-99 198-120 397-120 545 0 142 21 356 125 560 121 224 285 336 307 336 11 0 22-5 22-15z">
            <text:p/>
          </draw:path>
          <draw:path draw:style-name="gr12" draw:layer="layout" svg:width="1.372cm" svg:height="1.268cm" draw:transform="rotate (1.5707963267949) translate (0.12228058716733cm 15.7585709661812cm)" svg:viewBox="0 0 1373 1269" svg:d="M1159 178c28-66 83-122 214-122v-56c-60 5-137 5-186 5-61 0-170-5-225-5v56c104 0 143 46 143 92 0 10-6 25-11 35l-350 867-372-907c-11-26-11-31-11-36 0-51 110-51 158-51v-56c-65 5-202 5-273 5-93 0-175-5-246-5v56c125 0 164 0 191 66l444 1106c16 36 27 41 48 41 33 0 39-11 50-36z">
            <text:p/>
          </draw:path>
          <draw:path draw:style-name="gr12" draw:layer="layout" svg:width="0.858cm" svg:height="0.824cm" draw:transform="rotate (1.5707963267949) translate (0.5400725933224cm 14.4568723399774cm)" svg:viewBox="0 0 859 825" svg:d="M859 423c0-234-197-423-427-423-246 0-432 199-432 423 0 229 203 402 427 402 235 0 432-173 432-402zM432 780c-88 0-169-36-224-118-49-81-49-188-49-254 0-72 0-169 49-250 49-82 142-117 219-117 87 0 169 41 219 117 49 76 49 178 49 250 0 66 0 163-39 239-44 82-130 133-224 133z">
            <text:p/>
          </draw:path>
          <draw:path draw:style-name="gr12" draw:layer="layout" svg:width="0.431cm" svg:height="1.247cm" draw:transform="rotate (1.5707963267949) translate (0.10190048930611cm 13.4888023532629cm)" svg:viewBox="0 0 432 1248" svg:d="M279 0l-279 20v56c136 0 153 11 153 102v933c0 81-22 81-153 81v56c65 0 169-5 219-5 44 0 142 5 213 5v-56c-132 0-153 0-153-81z">
            <text:p/>
          </draw:path>
          <draw:path draw:style-name="gr12" draw:layer="layout" svg:width="0.606cm" svg:height="1.125cm" draw:transform="rotate (1.5707963267949) translate (0.23946614986937cm 12.9801554110909cm)" svg:viewBox="0 0 607 1126" svg:d="M300 387h274v-56h-274v-331h-48c-6 148-61 341-252 346v41h164v494c0 225 180 245 252 245 136 0 191-127 191-245v-101h-49v101c0 133-55 199-131 199-127 0-127-163-127-193z">
            <text:p/>
          </draw:path>
          <draw:path draw:style-name="gr12" draw:layer="layout" svg:width="0.634cm" svg:height="0.824cm" draw:transform="rotate (1.5707963267949) translate (0.5400725933224cm 12.2089810148946cm)" svg:viewBox="0 0 635 825" svg:d="M339 459c44 5 203 35 203 163 0 91-66 168-219 168-164 0-235-107-268-260-6-20-11-31-28-31-27 0-27 16-27 46v240c0 30 0 40 21 40 12 0 12 0 50-35 0 0 0-5 38-41 82 76 170 76 214 76 224 0 312-117 312-249 0-97-61-148-83-168-65-62-136-77-218-87-110-20-241-46-241-148 0-66 50-137 219-137 214 0 219 163 224 219 6 15 22 15 22 15 28 0 28-10 28-46v-183c0-31 0-41-23-41-11 0-11 0-37 20-7 11-28 26-34 31-70-51-153-51-180-51-241 0-312 122-312 219 0 66 33 117 82 158 66 46 121 56 257 82z">
            <text:p/>
          </draw:path>
          <draw:path draw:style-name="gr12" draw:layer="layout" svg:width="0.453cm" svg:height="1.792cm" draw:transform="rotate (1.5707963267949) translate (0cm 11.4049906869452cm)" svg:viewBox="0 0 454 1793" svg:d="M454 897c0-138-22-357-131-561-115-219-284-336-302-336-16 0-21 5-21 20 0 5 0 5 39 41 191 178 300 464 300 836 0 311-71 626-312 851-27 20-27 25-27 30 0 10 5 15 21 15 18 0 192-122 307-346 99-199 126-397 126-550z">
            <text:p/>
          </draw:path>
        </draw:g>
        <draw:frame draw:style-name="gr15" draw:text-style-name="P5" draw:layer="layout" svg:width="9.328cm" svg:height="1.423cm" svg:x="27.113cm" svg:y="0cm">
          <draw:text-box>
            <text:p><text:span text:style-name="T3">Simulated signal</text:span></text:p>
          </draw:text-box>
        </draw:frame>
        <draw:frame draw:style-name="gr15" draw:text-style-name="P6" draw:layer="layout" svg:width="14.687cm" svg:height="1.423cm" svg:x="21.5cm" svg:y="10.024cm">
          <draw:text-box>
            <text:p><text:span text:style-name="T4">Arbitrary measurement #1</text:span></text:p>
          </draw:text-box>
        </draw:frame>
        <draw:line draw:style-name="gr16" draw:text-style-name="P3" draw:layer="layout" svg:x1="45.793cm" svg:y1="2.789cm" svg:x2="39.693cm" svg:y2="2.789cm">
          <text:p/>
        </draw:line>
        <draw:line draw:style-name="gr16" draw:text-style-name="P3" draw:layer="layout" svg:x1="45.793cm" svg:y1="6.758cm" svg:x2="39.693cm" svg:y2="6.758cm">
          <text:p/>
        </draw:line>
        <draw:line draw:style-name="gr17" draw:text-style-name="P3" draw:layer="layout" svg:x1="40.093cm" svg:y1="2.789cm" svg:x2="40.093cm" svg:y2="6.757cm">
          <text:p/>
        </draw:line>
        <draw:line draw:style-name="gr16" draw:text-style-name="P3" draw:layer="layout" svg:x1="45.793cm" svg:y1="2.789cm" svg:x2="39.693cm" svg:y2="2.789cm">
          <text:p/>
        </draw:line>
        <draw:frame draw:style-name="gr18" draw:text-style-name="P7" draw:layer="layout" svg:width="3.122cm" svg:height="1.513cm" svg:x="39.693cm" svg:y="6.865cm">
          <draw:text-box>
            <text:p><text:span text:style-name="T5">~9 dB</text:span></text:p>
          </draw:text-box>
        </draw:frame>
        <draw:line draw:style-name="gr16" draw:text-style-name="P3" draw:layer="layout" svg:x1="45.793cm" svg:y1="22.62cm" svg:x2="39.693cm" svg:y2="22.62cm">
          <text:p/>
        </draw:line>
        <draw:line draw:style-name="gr16" draw:text-style-name="P3" draw:layer="layout" svg:x1="45.893cm" svg:y1="29.496cm" svg:x2="39.793cm" svg:y2="29.496cm">
          <text:p/>
        </draw:line>
        <draw:line draw:style-name="gr17" draw:text-style-name="P3" draw:layer="layout" svg:x1="40.093cm" svg:y1="22.62cm" svg:x2="40.093cm" svg:y2="29.496cm">
          <text:p/>
        </draw:line>
        <draw:line draw:style-name="gr16" draw:text-style-name="P3" draw:layer="layout" svg:x1="45.793cm" svg:y1="22.62cm" svg:x2="39.693cm" svg:y2="22.62cm">
          <text:p/>
        </draw:line>
        <draw:frame draw:style-name="gr18" draw:text-style-name="P7" draw:layer="layout" svg:width="3.757cm" svg:height="1.513cm" svg:x="40.371cm" svg:y="22.835cm">
          <draw:text-box>
            <text:p><text:span text:style-name="T5">~18 dB</text:span></text:p>
          </draw:text-box>
        </draw:frame>
        <draw:frame draw:style-name="gr19" draw:text-style-name="P3" draw:layer="layout" svg:width="8.5cm" svg:height="9.8cm" draw:transform="rotate (1.5707963267949) translate (47.593cm 29.777cm)">
          <draw:image xlink:href="Pictures/2000000500001F410000251DB2D5AB57.svm" xlink:type="simple" xlink:show="embed" xlink:actuate="onLoad">
            <text:p/>
          </draw:image>
        </draw:frame>
        <draw:frame draw:style-name="gr15" draw:text-style-name="P6" draw:layer="layout" svg:width="14.687cm" svg:height="1.423cm" svg:x="21.7cm" svg:y="19.999cm">
          <draw:text-box>
            <text:p><text:span text:style-name="T4">Arbitrary measurement #2</text:span></text:p>
          </draw:text-box>
        </draw:frame>
        <draw:frame draw:style-name="gr20" draw:text-style-name="P3" draw:layer="layout" svg:width="9.8cm" svg:height="8.374cm" svg:x="47.493cm" svg:y="11.303cm">
          <draw:image xlink:href="Pictures/2000000200004B8900005C3031C32761.svm" xlink:type="simple" xlink:show="embed" xlink:actuate="onLoad">
            <text:p/>
          </draw:image>
        </draw:frame>
        <draw:line draw:style-name="gr16" draw:text-style-name="P3" draw:layer="layout" svg:x1="45.793cm" svg:y1="12.788cm" svg:x2="39.693cm" svg:y2="12.788cm">
          <text:p/>
        </draw:line>
        <draw:line draw:style-name="gr16" draw:text-style-name="P3" draw:layer="layout" svg:x1="45.793cm" svg:y1="16.757cm" svg:x2="39.693cm" svg:y2="16.757cm">
          <text:p/>
        </draw:line>
        <draw:line draw:style-name="gr17" draw:text-style-name="P3" draw:layer="layout" svg:x1="40.093cm" svg:y1="12.788cm" svg:x2="40.093cm" svg:y2="16.756cm">
          <text:p/>
        </draw:line>
        <draw:line draw:style-name="gr16" draw:text-style-name="P3" draw:layer="layout" svg:x1="45.793cm" svg:y1="12.788cm" svg:x2="39.693cm" svg:y2="12.788cm">
          <text:p/>
        </draw:line>
        <draw:frame draw:style-name="gr18" draw:text-style-name="P7" draw:layer="layout" svg:width="3.122cm" svg:height="1.513cm" svg:x="39.693cm" svg:y="16.864cm">
          <draw:text-box>
            <text:p><text:span text:style-name="T5">~9 dB</text:span></text:p>
          </draw:text-box>
        </draw:frame>
        <draw:frame draw:style-name="gr15" draw:text-style-name="P8" draw:layer="layout" svg:width="7.77cm" svg:height="1.423cm" svg:x="38.2cm" svg:y="-0.099cm">
          <draw:text-box>
            <text:p><text:span text:style-name="T6">2D Histogram</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erif2" svg:font-family="'Liberation Serif'"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57.73cm" fo:page-height="33.65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06-10T09:50:11.316669190</dc:date>
    <meta:generator>LibreOffice/4.2.8.2$Linux_X86_64 LibreOffice_project/420m0$Build-2</meta:generator>
    <meta:editing-duration>PT2H42M27S</meta:editing-duration>
    <meta:editing-cycles>9</meta:editing-cycles>
    <meta:document-statistic meta:object-count="209"/>
  </office:meta>
</office:document-meta>
</file>